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4.36cm" fo:min-width="10.5cm"/>
    </style:style>
    <style:style style:name="gr2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8cm" fo:min-width="1.341cm" draw:shadow-opacity="50%"/>
    </style:style>
    <style:style style:name="gr3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8cm" fo:min-width="1.364cm" draw:shadow-opacity="50%"/>
    </style:style>
    <style:style style:name="gr4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8cm" fo:min-width="1.34cm" draw:shadow-opacity="50%"/>
    </style:style>
    <style:style style:name="gr5" style:family="graphic" style:parent-style-name="standard">
      <style:graphic-properties draw:fill-color="#99ff6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0.003cm" fo:min-width="0cm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0.64cm" fo:min-width="0.834cm" draw:shadow="hidden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 fo:min-height="0cm" fo:min-width="2.454cm"/>
    </style:style>
    <style:style style:name="gr9" style:family="graphic" style:parent-style-name="standard">
      <style:graphic-properties draw:fill="solid" draw:fill-color="#ffff6d" draw:opacity="50%" draw:textarea-horizontal-align="justify" draw:textarea-vertical-align="middle" draw:auto-grow-height="false" fo:min-height="0.268cm" fo:min-width="1.341cm" draw:shadow-opacity="50%"/>
    </style:style>
    <style:style style:name="gr10" style:family="graphic" style:parent-style-name="standard">
      <style:graphic-properties draw:fill="solid" draw:fill-color="#ffff6d" draw:opacity="50%" draw:textarea-horizontal-align="justify" draw:textarea-vertical-align="middle" draw:auto-grow-height="false" fo:min-height="0.268cm" fo:min-width="1.364cm" draw:shadow-opacity="50%"/>
    </style:style>
    <style:style style:name="gr11" style:family="graphic" style:parent-style-name="standard">
      <style:graphic-properties draw:fill="solid" draw:fill-color="#ffff6d" draw:opacity="50%" draw:textarea-horizontal-align="justify" draw:textarea-vertical-align="middle" draw:auto-grow-height="false" fo:min-height="0cm" fo:min-width="0cm" draw:shadow-opacity="50%"/>
    </style:style>
    <style:style style:name="gr12" style:family="graphic" style:parent-style-name="standard">
      <style:graphic-properties draw:fill="solid" draw:fill-color="#ffff6d" draw:opacity="50%" draw:textarea-horizontal-align="justify" draw:textarea-vertical-align="middle" draw:auto-grow-height="false" fo:min-height="0.64cm" fo:min-width="0.834cm" draw:shadow="hidden" draw:shadow-opacity="50%"/>
    </style:style>
    <style:style style:name="gr13" style:family="graphic" style:parent-style-name="standard">
      <style:graphic-properties draw:fill="solid" draw:fill-color="#ffff6d" draw:opacity="50%" draw:textarea-horizontal-align="justify" draw:textarea-vertical-align="middle" draw:auto-grow-height="false" fo:min-height="0cm" fo:min-width="2.454cm" draw:shadow-opacity="50%"/>
    </style:style>
    <style:style style:name="gr14" style:family="graphic" style:parent-style-name="standard">
      <style:graphic-properties draw:fill="solid" draw:fill-color="#99ff66" draw:opacity="100%" draw:textarea-horizontal-align="justify" draw:textarea-vertical-align="middle" draw:auto-grow-height="false" fo:min-height="0cm" fo:min-width="0cm" draw:shadow-opacity="100%"/>
    </style:style>
    <style:style style:name="gr15" style:family="graphic" style:parent-style-name="standard">
      <style:graphic-properties draw:fill="solid" draw:fill-color="#99ff66" draw:opacity="100%" draw:textarea-horizontal-align="justify" draw:textarea-vertical-align="middle" draw:auto-grow-height="false" fo:min-height="0.64cm" fo:min-width="0.834cm" draw:shadow="hidden" draw:shadow-opacity="100%"/>
    </style:style>
    <style:style style:name="gr16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4.75cm" fo:min-width="10.5cm"/>
    </style:style>
    <style:style style:name="gr17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8cm" fo:min-width="1.36cm" draw:shadow-opacity="50%"/>
    </style:style>
    <style:style style:name="gr18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7cm" fo:min-width="1.36cm" draw:shadow-opacity="50%"/>
    </style:style>
    <style:style style:name="gr19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6cm" fo:min-width="1.36cm" draw:shadow-opacity="50%"/>
    </style:style>
    <style:style style:name="gr20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51cm" fo:min-width="1.36cm" draw:shadow-opacity="50%"/>
    </style:style>
    <style:style style:name="gr21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8cm" fo:min-width="1.363cm" draw:shadow-opacity="50%"/>
    </style:style>
    <style:style style:name="gr22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7cm" fo:min-width="1.363cm" draw:shadow-opacity="50%"/>
    </style:style>
    <style:style style:name="gr23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6cm" fo:min-width="1.363cm" draw:shadow-opacity="50%"/>
    </style:style>
    <style:style style:name="gr24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51cm" fo:min-width="1.363cm" draw:shadow-opacity="50%"/>
    </style:style>
    <style:style style:name="gr25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8cm" fo:min-width="1.352cm" draw:shadow-opacity="50%"/>
    </style:style>
    <style:style style:name="gr26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7cm" fo:min-width="1.352cm" draw:shadow-opacity="50%"/>
    </style:style>
    <style:style style:name="gr27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6cm" fo:min-width="1.352cm" draw:shadow-opacity="50%"/>
    </style:style>
    <style:style style:name="gr28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51cm" fo:min-width="1.352cm" draw:shadow-opacity="50%"/>
    </style:style>
    <style:style style:name="gr29" style:family="graphic" style:parent-style-name="standard">
      <style:graphic-properties svg:stroke-color="#b2b2b2" draw:fill="none" draw:textarea-horizontal-align="justify" draw:textarea-vertical-align="middle" draw:auto-grow-height="false" fo:min-height="0.268cm" fo:min-width="1.363cm"/>
    </style:style>
    <style:style style:name="gr30" style:family="graphic" style:parent-style-name="standard">
      <style:graphic-properties svg:stroke-color="#b2b2b2" draw:fill="none" draw:fill-color="#cfe7e5" draw:opacity="100%" draw:textarea-horizontal-align="justify" draw:textarea-vertical-align="middle" draw:auto-grow-height="false" fo:min-height="0.267cm" fo:min-width="1.363cm" draw:shadow-opacity="100%"/>
    </style:style>
    <style:style style:name="gr31" style:family="graphic" style:parent-style-name="standard">
      <style:graphic-properties draw:fill="solid" draw:fill-color="#ffff6d" draw:opacity="50%" draw:textarea-horizontal-align="justify" draw:textarea-vertical-align="middle" draw:auto-grow-height="false" fo:min-height="0.266cm" fo:min-width="1.363cm" draw:shadow-opacity="50%"/>
    </style:style>
    <style:style style:name="gr32" style:family="graphic" style:parent-style-name="standard">
      <style:graphic-properties draw:fill="solid" draw:fill-color="#ffff6d" draw:opacity="50%" draw:textarea-horizontal-align="justify" draw:textarea-vertical-align="middle" draw:auto-grow-height="false" fo:min-height="0.251cm" fo:min-width="1.363cm" draw:shadow-opacity="50%"/>
    </style:style>
    <style:style style:name="gr33" style:family="graphic" style:parent-style-name="standard">
      <style:graphic-properties draw:fill="solid" draw:fill-color="#ffff6d" draw:opacity="100%" draw:textarea-horizontal-align="justify" draw:textarea-vertical-align="middle" draw:auto-grow-height="false" fo:min-height="0cm" fo:min-width="0cm" draw:shadow-opacity="100%"/>
    </style:style>
    <style:style style:name="gr34" style:family="graphic" style:parent-style-name="standard">
      <style:graphic-properties draw:fill="solid" draw:fill-color="#ffff6d" draw:opacity="100%" draw:textarea-horizontal-align="justify" draw:textarea-vertical-align="middle" draw:auto-grow-height="false" fo:min-height="0.64cm" fo:min-width="0.834cm" draw:shadow="hidden" draw:shadow-opacity="100%"/>
    </style:style>
    <style:style style:name="gr35" style:family="graphic" style:parent-style-name="standard">
      <style:graphic-properties draw:fill="solid" draw:fill-color="#ffff6d" draw:opacity="100%" draw:textarea-horizontal-align="justify" draw:textarea-vertical-align="middle" draw:auto-grow-height="false" fo:min-height="0cm" fo:min-width="2.454cm" draw:shadow-opacity="100%"/>
    </style:style>
    <style:style style:name="gr36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56cm" fo:min-width="1.341cm" draw:shadow-opacity="50%"/>
    </style:style>
    <style:style style:name="gr37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cm" fo:min-width="1.341cm" draw:shadow-opacity="50%"/>
    </style:style>
    <style:style style:name="gr38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56cm" fo:min-width="1.364cm" draw:shadow-opacity="50%"/>
    </style:style>
    <style:style style:name="gr39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cm" fo:min-width="1.364cm" draw:shadow-opacity="50%"/>
    </style:style>
    <style:style style:name="gr40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56cm" fo:min-width="1.34cm" draw:shadow-opacity="50%"/>
    </style:style>
    <style:style style:name="gr41" style:family="graphic" style:parent-style-name="standard">
      <style:graphic-properties draw:fill="solid" draw:fill-color="#99ff66" draw:opacity="50%" draw:textarea-horizontal-align="justify" draw:textarea-vertical-align="middle" draw:auto-grow-height="false" fo:min-height="0.26cm" fo:min-width="1.34cm" draw:shadow-opacity="50%"/>
    </style:style>
    <style:style style:name="gr42" style:family="graphic" style:parent-style-name="standard">
      <style:graphic-properties svg:stroke-color="#b2b2b2" draw:fill="none" draw:textarea-horizontal-align="justify" draw:textarea-vertical-align="middle" draw:auto-grow-height="false" fo:min-height="0.267cm" fo:min-width="1.341cm"/>
    </style:style>
    <style:style style:name="gr43" style:family="graphic" style:parent-style-name="standard">
      <style:graphic-properties svg:stroke-color="#b2b2b2" draw:fill="none" draw:textarea-horizontal-align="justify" draw:textarea-vertical-align="middle" draw:auto-grow-height="false" fo:min-height="0.267cm" fo:min-width="1.364cm"/>
    </style:style>
    <style:style style:name="gr44" style:family="graphic" style:parent-style-name="standard">
      <style:graphic-properties draw:fill="solid" draw:fill-color="#ffff6d" draw:opacity="50%" draw:textarea-horizontal-align="justify" draw:textarea-vertical-align="middle" draw:auto-grow-height="false" fo:min-height="0.267cm" fo:min-width="1.34cm" draw:shadow-opacity="50%"/>
    </style:style>
    <style:style style:name="gr45" style:family="graphic" style:parent-style-name="standard">
      <style:graphic-properties draw:fill="solid" draw:fill-color="#ffff6d" draw:opacity="50%" draw:textarea-horizontal-align="justify" draw:textarea-vertical-align="middle" draw:auto-grow-height="false" fo:min-height="0.267cm" fo:min-width="1.364cm" draw:shadow-opacity="50%"/>
    </style:style>
    <style:style style:name="gr46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5.542cm" fo:min-width="10.5cm"/>
    </style:style>
    <style:style style:name="gr47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4.75cm" fo:min-width="12.213cm"/>
    </style:style>
    <style:style style:name="gr48" style:family="graphic" style:parent-style-name="standard">
      <style:graphic-properties draw:fill="solid" draw:fill-color="#ff6d6d" draw:opacity="50%" draw:textarea-horizontal-align="justify" draw:textarea-vertical-align="middle" draw:auto-grow-height="false" fo:min-height="0.256cm" fo:min-width="1.341cm" draw:shadow-opacity="50%"/>
    </style:style>
    <style:style style:name="gr49" style:family="graphic" style:parent-style-name="standard">
      <style:graphic-properties draw:fill="solid" draw:fill-color="#ff6d6d" draw:opacity="50%" draw:textarea-horizontal-align="justify" draw:textarea-vertical-align="middle" draw:auto-grow-height="false" fo:min-height="0.26cm" fo:min-width="1.341cm" draw:shadow-opacity="50%"/>
    </style:style>
    <style:style style:name="gr50" style:family="graphic" style:parent-style-name="standard">
      <style:graphic-properties draw:fill="solid" draw:fill-color="#ff6d6d" draw:opacity="50%" draw:textarea-horizontal-align="justify" draw:textarea-vertical-align="middle" draw:auto-grow-height="false" fo:min-height="0.256cm" fo:min-width="1.364cm" draw:shadow-opacity="50%"/>
    </style:style>
    <style:style style:name="gr51" style:family="graphic" style:parent-style-name="standard">
      <style:graphic-properties draw:fill="solid" draw:fill-color="#ff6d6d" draw:opacity="50%" draw:textarea-horizontal-align="justify" draw:textarea-vertical-align="middle" draw:auto-grow-height="false" fo:min-height="0.26cm" fo:min-width="1.364cm" draw:shadow-opacity="50%"/>
    </style:style>
    <style:style style:name="gr52" style:family="graphic" style:parent-style-name="standard">
      <style:graphic-properties draw:fill="solid" draw:fill-color="#ffff6d" draw:opacity="50%" draw:textarea-horizontal-align="justify" draw:textarea-vertical-align="middle" draw:auto-grow-height="false" fo:min-height="0.268cm" fo:min-width="1.34cm" draw:shadow-opacity="50%"/>
    </style:style>
    <style:style style:name="gr53" style:family="graphic" style:parent-style-name="standard">
      <style:graphic-properties draw:fill="solid" draw:fill-color="#ff6d6d" draw:opacity="50%" draw:textarea-horizontal-align="justify" draw:textarea-vertical-align="middle" draw:auto-grow-height="false" fo:min-height="0.256cm" fo:min-width="1.34cm" draw:shadow-opacity="50%"/>
    </style:style>
    <style:style style:name="gr54" style:family="graphic" style:parent-style-name="standard">
      <style:graphic-properties draw:fill="solid" draw:fill-color="#ff6d6d" draw:opacity="50%" draw:textarea-horizontal-align="justify" draw:textarea-vertical-align="middle" draw:auto-grow-height="false" fo:min-height="0.26cm" fo:min-width="1.34cm" draw:shadow-opacity="50%"/>
    </style:style>
    <style:style style:name="gr55" style:family="graphic" style:parent-style-name="standard">
      <style:graphic-properties draw:fill="solid" draw:fill-color="#99ff66" draw:opacity="100%" draw:textarea-horizontal-align="justify" draw:textarea-vertical-align="middle" draw:auto-grow-height="false" fo:min-height="0cm" fo:min-width="2.454cm" draw:shadow-opacity="100%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9ff66" draw:opacity="50%"/>
      <style:paragraph-properties fo:text-align="center"/>
      <style:text-properties style:font-name="Liberation Mono1" fo:font-size="8pt"/>
    </style:style>
    <style:style style:name="P4" style:family="paragraph">
      <loext:graphic-properties draw:fill-color="#99ff66"/>
      <style:paragraph-properties fo:text-align="center"/>
    </style:style>
    <style:style style:name="P5" style:family="paragraph">
      <loext:graphic-properties draw:fill="solid" draw:fill-color="#ffff6d" draw:opacity="50%"/>
      <style:paragraph-properties fo:text-align="center"/>
      <style:text-properties style:font-name="Liberation Mono1" fo:font-size="8pt"/>
    </style:style>
    <style:style style:name="P6" style:family="paragraph">
      <loext:graphic-properties draw:fill="solid" draw:fill-color="#ffff6d" draw:opacity="50%"/>
      <style:paragraph-properties fo:text-align="center"/>
    </style:style>
    <style:style style:name="P7" style:family="paragraph">
      <loext:graphic-properties draw:fill="solid" draw:fill-color="#99ff66" draw:opacity="100%"/>
      <style:paragraph-properties fo:text-align="center"/>
    </style:style>
    <style:style style:name="P8" style:family="paragraph">
      <loext:graphic-properties draw:fill="solid" draw:fill-color="#99ff66" draw:opacity="50%"/>
      <style:paragraph-properties fo:text-align="center"/>
      <style:text-properties style:font-name="Liberation Mono1" fo:font-size="8pt" style:font-size-asian="8pt" style:font-size-complex="8pt"/>
    </style:style>
    <style:style style:name="P9" style:family="paragraph">
      <loext:graphic-properties draw:fill="none"/>
      <style:paragraph-properties fo:text-align="center"/>
      <style:text-properties fo:color="#cccccc" style:font-name="Liberation Mono1" fo:font-size="8pt"/>
    </style:style>
    <style:style style:name="P10" style:family="paragraph">
      <loext:graphic-properties draw:fill="none" draw:fill-color="#cfe7e5" draw:opacity="100%"/>
      <style:paragraph-properties fo:text-align="center"/>
      <style:text-properties fo:color="#cccccc" style:font-name="Liberation Mono1" fo:font-size="8pt"/>
    </style:style>
    <style:style style:name="P11" style:family="paragraph">
      <loext:graphic-properties draw:fill="solid" draw:fill-color="#ffff6d" draw:opacity="100%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color="#b2b2b2" style:font-name="Liberation Mono1" fo:font-size="8pt"/>
    </style:style>
    <style:style style:name="P13" style:family="paragraph">
      <loext:graphic-properties draw:fill="solid" draw:fill-color="#ff6d6d" draw:opacity="50%"/>
      <style:paragraph-properties fo:text-align="center"/>
      <style:text-properties style:font-name="Liberation Mono1" fo:font-size="8pt"/>
    </style:style>
    <style:style style:name="T1" style:family="text">
      <style:text-properties style:font-name="Liberation Mono1" fo:font-size="8pt" style:font-size-asian="10.5pt" style:font-size-complex="10.5pt"/>
    </style:style>
    <style:style style:name="T2" style:family="text">
      <style:text-properties style:font-name="Liberation Mono1" fo:font-size="8pt" style:font-size-asian="8pt" style:font-size-complex="8pt"/>
    </style:style>
    <style:style style:name="T3" style:family="text">
      <style:text-properties fo:color="#cccccc" style:font-name="Liberation Mono1" fo:font-size="8pt" style:font-size-asian="10.5pt" style:font-size-complex="10.5pt"/>
    </style:style>
    <style:style style:name="T4" style:family="text">
      <style:text-properties fo:color="#b2b2b2" style:font-name="Liberation Mono1" fo:font-size="8pt" style:font-size-asian="10.5pt" style:font-size-complex="10.5pt"/>
    </style:style>
    <style:style style:name="T5" style:family="text">
      <style:text-properties fo:color="#b2b2b2" style:text-outline="false" style:text-line-through-style="none" style:text-line-through-type="none" style:font-name="Liberation Mono1" fo:font-size="8pt" fo:font-style="normal" fo:text-shadow="none" style:text-underline-style="none" fo:font-weight="normal" style:letter-kerning="true" style:font-name-asian="Bitstream Vera Sans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custom-shape draw:style-name="gr1" draw:text-style-name="P1" draw:layer="layout" svg:width="11cm" svg:height="4.61cm" svg:x="3.792cm" svg:y="2.08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1.841cm" svg:height="0.518cm" svg:x="10.431cm" svg:y="4.063cm">
              <text:p text:style-name="P2"><text:span text:style-name="T1">[108..143]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64cm" svg:height="0.518cm" svg:x="12.478cm" svg:y="4.063cm">
              <text:p text:style-name="P2"><text:span text:style-name="T1">[144..179]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64cm" svg:height="0.518cm" svg:x="8.36cm" svg:y="4.063cm">
              <text:p text:style-name="P2"><text:span text:style-name="T1">[72..107]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84cm" svg:height="0.518cm" svg:x="6.313cm" svg:y="4.063cm">
              <text:p text:style-name="P2"><text:span text:style-name="T1">[36..71]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64cm" svg:height="0.518cm" svg:x="4.242cm" svg:y="4.063cm">
              <text:p text:style-name="P2"><text:span text:style-name="T1">[0..35]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4" draw:layer="layout" svg:width="0.445cm" svg:height="0.106cm" svg:x="9.07cm" svg:y="3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4" draw:layer="layout" svg:width="0.445cm" svg:height="0.106cm" svg:x="9.07cm" svg:y="3.06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4" draw:layer="layout" svg:width="0.445cm" svg:height="0.253cm" svg:x="9.07cm" svg:y="2.749cm">
                <text:p/>
                <draw:enhanced-geometry svg:viewBox="0 0 21600 21600" draw:type="rectangle" draw:enhanced-path="M 0 0 L 21600 0 21600 21600 0 21600 0 0 Z N"/>
              </draw:custom-shape>
              <draw:polygon draw:style-name="gr7" draw:text-style-name="P4" draw:layer="layout" svg:width="0.875cm" svg:height="0.365cm" svg:x="8.855cm" svg:y="3.372cm" svg:viewBox="0 0 876 366" draw:points="657,0 657,209 876,209 438,366 0,209 219,209 219,0">
                <text:p/>
              </draw:polygon>
              <draw:custom-shape draw:style-name="gr5" draw:text-style-name="P4" draw:layer="layout" svg:width="0.445cm" svg:height="0.099cm" svg:x="9.07cm" svg:y="2.605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4" draw:layer="layout" svg:width="0.445cm" svg:height="0.105cm" svg:x="9.07cm" svg:y="2.43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g>
                  <draw:custom-shape draw:style-name="gr5" draw:text-style-name="P4" draw:layer="layout" svg:width="0.424cm" svg:height="0.102cm" svg:x="11.141cm" svg:y="3.20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5" draw:text-style-name="P4" draw:layer="layout" svg:width="0.424cm" svg:height="0.106cm" svg:x="11.141cm" svg:y="3.051cm">
                    <text:p/>
                    <draw:enhanced-geometry svg:viewBox="0 0 21600 21600" draw:type="rectangle" draw:enhanced-path="M 0 0 L 21600 0 21600 21600 0 21600 0 0 Z N"/>
                  </draw:custom-shape>
                  <draw:polygon draw:style-name="gr7" draw:text-style-name="P4" draw:layer="layout" svg:width="0.875cm" svg:height="0.365cm" svg:x="10.916cm" svg:y="3.364cm" svg:viewBox="0 0 876 366" draw:points="657,0 657,209 876,209 438,366 0,209 219,209 219,0">
                    <text:p/>
                  </draw:polygon>
                </draw:g>
                <draw:polygon draw:style-name="gr8" draw:text-style-name="P4" draw:layer="layout" svg:width="1.996cm" svg:height="0.198cm" svg:x="9.575cm" svg:y="2.81cm" svg:viewBox="0 0 1997 199" draw:points="0,0 1997,0 1997,136 1996,136 1996,199 1559,199 1559,136 0,136">
                  <text:p/>
                </draw:polygon>
              </draw:g>
              <draw:g>
                <draw:g>
                  <draw:custom-shape draw:style-name="gr5" draw:text-style-name="P4" draw:layer="layout" svg:width="0.445cm" svg:height="0.102cm" svg:x="13.196cm" svg:y="3.20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5" draw:text-style-name="P4" draw:layer="layout" svg:width="0.445cm" svg:height="0.106cm" svg:x="13.196cm" svg:y="3.051cm">
                    <text:p/>
                    <draw:enhanced-geometry svg:viewBox="0 0 21600 21600" draw:type="rectangle" draw:enhanced-path="M 0 0 L 21600 0 21600 21600 0 21600 0 0 Z N"/>
                  </draw:custom-shape>
                  <draw:polygon draw:style-name="gr7" draw:text-style-name="P4" draw:layer="layout" svg:width="0.875cm" svg:height="0.365cm" svg:x="12.984cm" svg:y="3.364cm" svg:viewBox="0 0 876 366" draw:points="657,0 657,209 876,209 438,366 0,209 219,209 219,0">
                    <text:p/>
                  </draw:polygon>
                </draw:g>
                <draw:polygon draw:style-name="gr8" draw:text-style-name="P4" draw:layer="layout" svg:width="1.996cm" svg:height="0.198cm" svg:x="11.643cm" svg:y="2.81cm" svg:viewBox="0 0 1997 199" draw:points="0,0 1997,0 1997,136 1996,136 1996,199 1559,199 1559,136 0,136">
                  <text:p/>
                </draw:polygon>
              </draw:g>
            </draw:g>
            <draw:g>
              <draw:g>
                <draw:g>
                  <draw:custom-shape draw:style-name="gr5" draw:text-style-name="P4" draw:layer="layout" svg:width="0.422cm" svg:height="0.102cm" svg:x="7.012cm" svg:y="3.201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  <draw:custom-shape draw:style-name="gr5" draw:text-style-name="P4" draw:layer="layout" svg:width="0.422cm" svg:height="0.106cm" svg:x="7.012cm" svg:y="3.051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  <draw:polygon draw:style-name="gr7" draw:text-style-name="P4" draw:layer="layout" svg:width="0.875cm" svg:height="0.365cm" svg:x="6.785cm" svg:y="3.364cm" svg:viewBox="0 0 876 366" draw:points="218,0 218,209 0,209 437,366 876,209 657,209 657,0">
                    <text:p/>
                  </draw:polygon>
                </draw:g>
                <draw:polygon draw:style-name="gr8" draw:text-style-name="P4" draw:layer="layout" svg:width="1.996cm" svg:height="0.198cm" svg:x="7.004cm" svg:y="2.81cm" svg:viewBox="0 0 1997 199" draw:points="1997,0 0,0 0,136 1,136 1,199 438,199 438,136 1997,136">
                  <text:p/>
                </draw:polygon>
              </draw:g>
              <draw:g>
                <draw:g>
                  <draw:custom-shape draw:style-name="gr5" draw:text-style-name="P4" draw:layer="layout" svg:width="0.445cm" svg:height="0.102cm" svg:x="4.929cm" svg:y="3.201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  <draw:custom-shape draw:style-name="gr5" draw:text-style-name="P4" draw:layer="layout" svg:width="0.445cm" svg:height="0.106cm" svg:x="4.929cm" svg:y="3.051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  <draw:polygon draw:style-name="gr7" draw:text-style-name="P4" draw:layer="layout" svg:width="0.875cm" svg:height="0.365cm" svg:x="4.718cm" svg:y="3.364cm" svg:viewBox="0 0 876 366" draw:points="218,0 218,209 0,209 437,366 876,209 657,209 657,0">
                    <text:p/>
                  </draw:polygon>
                </draw:g>
                <draw:polygon draw:style-name="gr8" draw:text-style-name="P4" draw:layer="layout" svg:width="1.996cm" svg:height="0.198cm" svg:x="4.937cm" svg:y="2.81cm" svg:viewBox="0 0 1997 199" draw:points="1997,0 0,0 0,136 1,136 1,199 438,199 438,136 1997,136">
                  <text:p/>
                </draw:polygon>
              </draw:g>
            </draw:g>
            <draw:g>
              <draw:g>
                <draw:custom-shape draw:style-name="gr5" draw:text-style-name="P4" draw:layer="layout" svg:width="0.445cm" svg:height="0.106cm" svg:x="9.045cm" svg:y="5.814cm">
                  <text:p/>
                  <draw:enhanced-geometry svg:viewBox="0 0 21600 21600" draw:type="rectangle" draw:enhanced-path="M 0 0 L 21600 0 21600 21600 0 21600 0 0 Z N"/>
                </draw:custom-shape>
                <draw:polygon draw:style-name="gr7" draw:text-style-name="P4" draw:layer="layout" svg:width="0.875cm" svg:height="0.365cm" svg:x="8.83cm" svg:y="5.98cm" svg:viewBox="0 0 876 366" draw:points="657,0 657,209 876,209 438,366 0,209 219,209 219,0">
                  <text:p/>
                </draw:polygon>
                <draw:custom-shape draw:style-name="gr5" draw:text-style-name="P4" draw:layer="layout" svg:width="0.445cm" svg:height="0.105cm" svg:x="9.045cm" svg:y="5.04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4" draw:layer="layout" svg:width="0.445cm" svg:height="0.105cm" svg:x="9.05cm" svg:y="4.889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3" draw:text-style-name="P3" draw:layer="layout" svg:width="1.864cm" svg:height="0.518cm" svg:x="8.319cm" svg:y="5.231cm">
                <text:p text:style-name="P2"><text:span text:style-name="T1">Σ (sum)</text:span></text:p>
                <draw:enhanced-geometry svg:viewBox="0 0 21600 21600" draw:type="rectangle" draw:enhanced-path="M 0 0 L 21600 0 21600 21600 0 21600 0 0 Z N"/>
              </draw:custom-shape>
              <draw:path draw:style-name="gr8" draw:text-style-name="P4" draw:layer="layout" svg:width="8.71cm" svg:height="0.656cm" svg:x="4.913cm" svg:y="4.905cm" svg:viewBox="0 0 8711 657" svg:d="M5370 520h832v-63h437v63h1v136h-1270zM3340 656h-1269v-136h1v-63h437v63h831zM6714 657v-136h1559v-63h437v63h1v136zM8265 408v-102h445v102zM8265 262v-106h445v106zM8260 106v-106h445v106zM6197 409v-102h445v102zM6197 263v-106h445v106zM6192 107v-106h445v106zM1997 657h-1997v-136h1v-63h437v63h1559zM0 408v-102h445v102zM0 262v-106h445v106zM5 106v-106h445v106zM2068 409v-102h445v102zM2068 263v-106h445v106zM2073 107v-106h445v106z">
                <text:p/>
              </draw:path>
            </draw:g>
          </draw:g>
        </draw:g>
        <draw:g>
          <draw:custom-shape draw:style-name="gr1" draw:text-style-name="P1" draw:layer="layout" svg:width="11cm" svg:height="4.61cm" svg:x="3.215cm" svg:y="14.6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9" draw:text-style-name="P5" draw:layer="layout" svg:width="1.841cm" svg:height="0.518cm" svg:x="9.854cm" svg:y="16.624cm">
              <text:p text:style-name="P2"><text:span text:style-name="T1">[0..179]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1.864cm" svg:height="0.518cm" svg:x="11.901cm" svg:y="16.624cm">
              <text:p text:style-name="P2"><text:span text:style-name="T1">[0..179]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1.864cm" svg:height="0.518cm" svg:x="7.783cm" svg:y="16.624cm">
              <text:p text:style-name="P2"><text:span text:style-name="T1">[0..179]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84cm" svg:height="0.518cm" svg:x="5.736cm" svg:y="16.624cm">
              <text:p text:style-name="P2"><text:span text:style-name="T1">[0..179]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1.864cm" svg:height="0.518cm" svg:x="3.665cm" svg:y="16.624cm">
              <text:p text:style-name="P2"><text:span text:style-name="T1">[0..179]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6" draw:layer="layout" svg:width="0.445cm" svg:height="0.106cm" svg:x="8.493cm" svg:y="15.76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6" draw:layer="layout" svg:width="0.445cm" svg:height="0.106cm" svg:x="8.493cm" svg:y="15.62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445cm" svg:height="0.253cm" svg:x="8.493cm" svg:y="15.31cm">
              <text:p/>
              <draw:enhanced-geometry svg:viewBox="0 0 21600 21600" draw:type="rectangle" draw:enhanced-path="M 0 0 L 21600 0 21600 21600 0 21600 0 0 Z N"/>
            </draw:custom-shape>
            <draw:polygon draw:style-name="gr12" draw:text-style-name="P6" draw:layer="layout" svg:width="0.875cm" svg:height="0.365cm" svg:x="8.278cm" svg:y="15.933cm" svg:viewBox="0 0 876 366" draw:points="657,0 657,209 876,209 438,366 0,209 219,209 219,0">
              <text:p/>
            </draw:polygon>
            <draw:custom-shape draw:style-name="gr5" draw:text-style-name="P4" draw:layer="layout" svg:width="0.445cm" svg:height="0.099cm" svg:x="8.493cm" svg:y="15.166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445cm" svg:height="0.105cm" svg:x="8.493cm" svg:y="14.998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11" draw:text-style-name="P6" draw:layer="layout" svg:width="0.424cm" svg:height="0.102cm" svg:x="10.564cm" svg:y="15.76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1" draw:text-style-name="P6" draw:layer="layout" svg:width="0.424cm" svg:height="0.106cm" svg:x="10.564cm" svg:y="15.612cm">
                  <text:p/>
                  <draw:enhanced-geometry svg:viewBox="0 0 21600 21600" draw:type="rectangle" draw:enhanced-path="M 0 0 L 21600 0 21600 21600 0 21600 0 0 Z N"/>
                </draw:custom-shape>
                <draw:polygon draw:style-name="gr12" draw:text-style-name="P6" draw:layer="layout" svg:width="0.875cm" svg:height="0.365cm" svg:x="10.339cm" svg:y="15.925cm" svg:viewBox="0 0 876 366" draw:points="657,0 657,209 876,209 438,366 0,209 219,209 219,0">
                  <text:p/>
                </draw:polygon>
              </draw:g>
              <draw:polygon draw:style-name="gr13" draw:text-style-name="P6" draw:layer="layout" svg:width="1.996cm" svg:height="0.198cm" svg:x="8.998cm" svg:y="15.371cm" svg:viewBox="0 0 1997 199" draw:points="0,0 1997,0 1997,136 1996,136 1996,199 1559,199 1559,136 0,136">
                <text:p/>
              </draw:polygon>
            </draw:g>
            <draw:g>
              <draw:g>
                <draw:custom-shape draw:style-name="gr11" draw:text-style-name="P6" draw:layer="layout" svg:width="0.445cm" svg:height="0.102cm" svg:x="12.619cm" svg:y="15.76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1" draw:text-style-name="P6" draw:layer="layout" svg:width="0.445cm" svg:height="0.106cm" svg:x="12.619cm" svg:y="15.612cm">
                  <text:p/>
                  <draw:enhanced-geometry svg:viewBox="0 0 21600 21600" draw:type="rectangle" draw:enhanced-path="M 0 0 L 21600 0 21600 21600 0 21600 0 0 Z N"/>
                </draw:custom-shape>
                <draw:polygon draw:style-name="gr12" draw:text-style-name="P6" draw:layer="layout" svg:width="0.875cm" svg:height="0.365cm" svg:x="12.407cm" svg:y="15.925cm" svg:viewBox="0 0 876 366" draw:points="657,0 657,209 876,209 438,366 0,209 219,209 219,0">
                  <text:p/>
                </draw:polygon>
              </draw:g>
              <draw:polygon draw:style-name="gr13" draw:text-style-name="P6" draw:layer="layout" svg:width="1.996cm" svg:height="0.198cm" svg:x="11.066cm" svg:y="15.371cm" svg:viewBox="0 0 1997 199" draw:points="0,0 1997,0 1997,136 1996,136 1996,199 1559,199 1559,136 0,136">
                <text:p/>
              </draw:polygon>
            </draw:g>
            <draw:g>
              <draw:g>
                <draw:custom-shape draw:style-name="gr14" draw:text-style-name="P7" draw:layer="layout" svg:width="0.422cm" svg:height="0.102cm" svg:x="6.435cm" svg:y="15.762cm">
                  <text:p/>
                  <draw:enhanced-geometry svg:viewBox="0 0 21600 21600" draw:mirror-horizontal="true" draw:type="rectangle" draw:enhanced-path="M 0 0 L 21600 0 21600 21600 0 21600 0 0 Z N"/>
                </draw:custom-shape>
                <draw:custom-shape draw:style-name="gr14" draw:text-style-name="P7" draw:layer="layout" svg:width="0.422cm" svg:height="0.106cm" svg:x="6.435cm" svg:y="15.612cm">
                  <text:p/>
                  <draw:enhanced-geometry svg:viewBox="0 0 21600 21600" draw:mirror-horizontal="true" draw:type="rectangle" draw:enhanced-path="M 0 0 L 21600 0 21600 21600 0 21600 0 0 Z N"/>
                </draw:custom-shape>
                <draw:polygon draw:style-name="gr15" draw:text-style-name="P7" draw:layer="layout" svg:width="0.875cm" svg:height="0.365cm" svg:x="6.208cm" svg:y="15.925cm" svg:viewBox="0 0 876 366" draw:points="218,0 218,209 0,209 437,366 876,209 657,209 657,0">
                  <text:p/>
                </draw:polygon>
              </draw:g>
              <draw:polygon draw:style-name="gr8" draw:text-style-name="P4" draw:layer="layout" svg:width="1.996cm" svg:height="0.198cm" svg:x="6.427cm" svg:y="15.371cm" svg:viewBox="0 0 1997 199" draw:points="1997,0 0,0 0,136 1,136 1,199 438,199 438,136 1997,136">
                <text:p/>
              </draw:polygon>
            </draw:g>
            <draw:g>
              <draw:g>
                <draw:custom-shape draw:style-name="gr11" draw:text-style-name="P6" draw:layer="layout" svg:width="0.445cm" svg:height="0.102cm" svg:x="4.352cm" svg:y="15.762cm">
                  <text:p/>
                  <draw:enhanced-geometry svg:viewBox="0 0 21600 21600" draw:mirror-horizontal="true" draw:type="rectangle" draw:enhanced-path="M 0 0 L 21600 0 21600 21600 0 21600 0 0 Z N"/>
                </draw:custom-shape>
                <draw:custom-shape draw:style-name="gr11" draw:text-style-name="P6" draw:layer="layout" svg:width="0.445cm" svg:height="0.106cm" svg:x="4.352cm" svg:y="15.612cm">
                  <text:p/>
                  <draw:enhanced-geometry svg:viewBox="0 0 21600 21600" draw:mirror-horizontal="true" draw:type="rectangle" draw:enhanced-path="M 0 0 L 21600 0 21600 21600 0 21600 0 0 Z N"/>
                </draw:custom-shape>
                <draw:polygon draw:style-name="gr12" draw:text-style-name="P6" draw:layer="layout" svg:width="0.875cm" svg:height="0.365cm" svg:x="4.141cm" svg:y="15.925cm" svg:viewBox="0 0 876 366" draw:points="218,0 218,209 0,209 437,366 876,209 657,209 657,0">
                  <text:p/>
                </draw:polygon>
              </draw:g>
              <draw:polygon draw:style-name="gr13" draw:text-style-name="P6" draw:layer="layout" svg:width="1.996cm" svg:height="0.198cm" svg:x="4.36cm" svg:y="15.371cm" svg:viewBox="0 0 1997 199" draw:points="1997,0 0,0 0,136 1,136 1,199 438,199 438,136 1997,136">
                <text:p/>
              </draw:polygon>
            </draw:g>
            <draw:g>
              <draw:g>
                <draw:polygon draw:style-name="gr13" draw:text-style-name="P6" draw:layer="layout" svg:width="1.996cm" svg:height="0.198cm" draw:transform="rotate (-3.14159265358979) translate (6.31cm 17.984cm)" svg:viewBox="0 0 1997 199" draw:points="0,0 1997,0 1997,136 1996,136 1996,199 1559,199 1559,136 0,136">
                  <text:p/>
                </draw:polygon>
                <draw:g>
                  <draw:custom-shape draw:style-name="gr11" draw:text-style-name="P6" draw:layer="layout" svg:width="0.445cm" svg:height="0.102cm" svg:x="4.311cm" svg:y="17.63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1" draw:text-style-name="P6" draw:layer="layout" svg:width="0.445cm" svg:height="0.106cm" svg:x="4.311cm" svg:y="17.485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g>
                <draw:polygon draw:style-name="gr8" draw:text-style-name="P4" draw:layer="layout" svg:width="1.996cm" svg:height="0.198cm" draw:transform="rotate (-3.14159265358979) translate (8.372cm 17.988cm)" svg:viewBox="0 0 1997 199" draw:points="0,0 1997,0 1997,136 1996,136 1996,199 1559,199 1559,136 0,136">
                  <text:p/>
                </draw:polygon>
                <draw:g>
                  <draw:custom-shape draw:style-name="gr5" draw:text-style-name="P4" draw:layer="layout" svg:width="0.445cm" svg:height="0.102cm" svg:x="6.373cm" svg:y="17.63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5" draw:text-style-name="P4" draw:layer="layout" svg:width="0.445cm" svg:height="0.106cm" svg:x="6.373cm" svg:y="17.48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5" draw:text-style-name="P4" draw:layer="layout" svg:width="0.445cm" svg:height="0.102cm" svg:x="6.373cm" svg:y="17.63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5" draw:text-style-name="P4" draw:layer="layout" svg:width="0.445cm" svg:height="0.106cm" svg:x="6.373cm" svg:y="17.489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  <draw:g>
              <draw:custom-shape draw:style-name="gr5" draw:text-style-name="P4" draw:layer="layout" svg:width="0.445cm" svg:height="0.106cm" svg:x="8.483cm" svg:y="18.285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4" draw:layer="layout" svg:width="0.445cm" svg:height="0.106cm" svg:x="8.483cm" svg:y="18.13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4" draw:layer="layout" svg:width="0.445cm" svg:height="0.253cm" svg:x="8.483cm" svg:y="17.828cm">
                <text:p/>
                <draw:enhanced-geometry svg:viewBox="0 0 21600 21600" draw:type="rectangle" draw:enhanced-path="M 0 0 L 21600 0 21600 21600 0 21600 0 0 Z N"/>
              </draw:custom-shape>
              <draw:polygon draw:style-name="gr7" draw:text-style-name="P4" draw:layer="layout" svg:width="0.875cm" svg:height="0.365cm" svg:x="8.268cm" svg:y="18.451cm" svg:viewBox="0 0 876 366" draw:points="657,0 657,209 876,209 438,366 0,209 219,209 219,0">
                <text:p/>
              </draw:polygon>
              <draw:custom-shape draw:style-name="gr11" draw:text-style-name="P6" draw:layer="layout" svg:width="0.445cm" svg:height="0.099cm" svg:x="8.483cm" svg:y="17.68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6" draw:layer="layout" svg:width="0.445cm" svg:height="0.105cm" svg:x="8.483cm" svg:y="17.51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polygon draw:style-name="gr13" draw:text-style-name="P6" draw:layer="layout" svg:width="1.996cm" svg:height="0.198cm" draw:transform="rotate (-3.14159265358979) translate (13.071cm 17.965cm)" svg:viewBox="0 0 1997 199" draw:points="1997,0 0,0 0,136 1,136 1,199 438,199 438,136 1997,136">
                  <text:p/>
                </draw:polygon>
                <draw:g>
                  <draw:custom-shape draw:style-name="gr11" draw:text-style-name="P6" draw:layer="layout" svg:width="0.445cm" svg:height="0.102cm" svg:x="12.625cm" svg:y="17.616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  <draw:custom-shape draw:style-name="gr11" draw:text-style-name="P6" draw:layer="layout" svg:width="0.445cm" svg:height="0.106cm" svg:x="12.625cm" svg:y="17.466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</draw:g>
              </draw:g>
              <draw:g>
                <draw:polygon draw:style-name="gr13" draw:text-style-name="P6" draw:layer="layout" svg:width="1.996cm" svg:height="0.198cm" draw:transform="rotate (-3.14159265358979) translate (11.009cm 17.969cm)" svg:viewBox="0 0 1997 199" draw:points="1997,0 0,0 0,136 1,136 1,199 438,199 438,136 1997,136">
                  <text:p/>
                </draw:polygon>
                <draw:g>
                  <draw:custom-shape draw:style-name="gr11" draw:text-style-name="P6" draw:layer="layout" svg:width="0.445cm" svg:height="0.102cm" svg:x="10.563cm" svg:y="17.62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  <draw:custom-shape draw:style-name="gr11" draw:text-style-name="P6" draw:layer="layout" svg:width="0.445cm" svg:height="0.106cm" svg:x="10.563cm" svg:y="17.47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</draw:g>
              </draw:g>
            </draw:g>
          </draw:g>
        </draw:g>
        <draw:g>
          <draw:custom-shape draw:style-name="gr1" draw:text-style-name="P1" draw:layer="layout" svg:width="11cm" svg:height="4.61cm" svg:x="3.756cm" svg:y="7.674cm">
            <text:p/>
            <draw:enhanced-geometry svg:viewBox="0 0 21600 21600" draw:type="rectangle" draw:enhanced-path="M 0 0 L 21600 0 21600 21600 0 21600 0 0 Z N"/>
          </draw:custom-shape>
          <draw:g>
            <draw:g>
              <draw:g>
                <draw:custom-shape draw:style-name="gr5" draw:text-style-name="P4" draw:layer="layout" svg:width="0.445cm" svg:height="0.106cm" svg:x="9.034cm" svg:y="11.39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4" draw:layer="layout" svg:width="0.445cm" svg:height="0.106cm" svg:x="9.034cm" svg:y="11.24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" draw:text-style-name="P4" draw:layer="layout" svg:width="0.445cm" svg:height="0.253cm" svg:x="9.034cm" svg:y="10.938cm">
                  <text:p/>
                  <draw:enhanced-geometry svg:viewBox="0 0 21600 21600" draw:type="rectangle" draw:enhanced-path="M 0 0 L 21600 0 21600 21600 0 21600 0 0 Z N"/>
                </draw:custom-shape>
                <draw:polygon draw:style-name="gr7" draw:text-style-name="P4" draw:layer="layout" svg:width="0.875cm" svg:height="0.365cm" svg:x="8.819cm" svg:y="11.561cm" svg:viewBox="0 0 876 366" draw:points="657,0 657,209 876,209 438,366 0,209 219,209 219,0">
                  <text:p/>
                </draw:polygon>
                <draw:custom-shape draw:style-name="gr11" draw:text-style-name="P6" draw:layer="layout" svg:width="0.445cm" svg:height="0.099cm" svg:x="9.034cm" svg:y="10.79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1" draw:text-style-name="P6" draw:layer="layout" svg:width="0.445cm" svg:height="0.105cm" svg:x="9.034cm" svg:y="10.62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polygon draw:style-name="gr13" draw:text-style-name="P6" draw:layer="layout" svg:width="1.996cm" svg:height="0.198cm" draw:transform="rotate (-3.14159265358979) translate (13.6cm 11.11cm)" svg:viewBox="0 0 1997 199" draw:points="1997,0 0,0 0,136 1,136 1,199 438,199 438,136 1997,136">
                  <text:p/>
                </draw:polygon>
                <draw:g>
                  <draw:custom-shape draw:style-name="gr11" draw:text-style-name="P6" draw:layer="layout" svg:width="0.445cm" svg:height="0.102cm" svg:x="13.151cm" svg:y="10.759cm">
                    <text:p/>
                    <draw:enhanced-geometry svg:viewBox="0 0 21600 21600" draw:mirror-vertical="false" draw:mirror-horizontal="true" draw:type="rectangle" draw:enhanced-path="M 0 0 L 21600 0 21600 21600 0 21600 0 0 Z N"/>
                  </draw:custom-shape>
                  <draw:custom-shape draw:style-name="gr11" draw:text-style-name="P6" draw:layer="layout" svg:width="0.445cm" svg:height="0.106cm" svg:x="13.151cm" svg:y="10.609cm">
                    <text:p/>
                    <draw:enhanced-geometry svg:viewBox="0 0 21600 21600" draw:mirror-vertical="false" draw:mirror-horizontal="true" draw:type="rectangle" draw:enhanced-path="M 0 0 L 21600 0 21600 21600 0 21600 0 0 Z N"/>
                  </draw:custom-shape>
                  <draw:custom-shape draw:style-name="gr11" draw:text-style-name="P6" draw:layer="layout" svg:width="0.445cm" svg:height="0.106cm" svg:x="13.146cm" svg:y="10.453cm">
                    <text:p/>
                    <draw:enhanced-geometry svg:viewBox="0 0 21600 21600" draw:mirror-vertical="false" draw:mirror-horizontal="true" draw:type="rectangle" draw:enhanced-path="M 0 0 L 21600 0 21600 21600 0 21600 0 0 Z N"/>
                  </draw:custom-shape>
                </draw:g>
              </draw:g>
              <draw:g>
                <draw:polygon draw:style-name="gr13" draw:text-style-name="P6" draw:layer="layout" svg:width="1.996cm" svg:height="0.198cm" draw:transform="rotate (-3.14159265358979) translate (11.529cm 11.109cm)" svg:viewBox="0 0 1997 199" draw:points="1997,0 0,0 0,136 1,136 1,199 438,199 438,136 1997,136">
                  <text:p/>
                </draw:polygon>
                <draw:g>
                  <draw:custom-shape draw:style-name="gr11" draw:text-style-name="P6" draw:layer="layout" svg:width="0.445cm" svg:height="0.102cm" svg:x="11.083cm" svg:y="10.76cm">
                    <text:p/>
                    <draw:enhanced-geometry svg:viewBox="0 0 21600 21600" draw:mirror-vertical="false" draw:mirror-horizontal="true" draw:type="rectangle" draw:enhanced-path="M 0 0 L 21600 0 21600 21600 0 21600 0 0 Z N"/>
                  </draw:custom-shape>
                  <draw:custom-shape draw:style-name="gr11" draw:text-style-name="P6" draw:layer="layout" svg:width="0.445cm" svg:height="0.106cm" svg:x="11.083cm" svg:y="10.61cm">
                    <text:p/>
                    <draw:enhanced-geometry svg:viewBox="0 0 21600 21600" draw:mirror-vertical="false" draw:mirror-horizontal="true" draw:type="rectangle" draw:enhanced-path="M 0 0 L 21600 0 21600 21600 0 21600 0 0 Z N"/>
                  </draw:custom-shape>
                  <draw:custom-shape draw:style-name="gr11" draw:text-style-name="P6" draw:layer="layout" svg:width="0.445cm" svg:height="0.106cm" svg:x="11.078cm" svg:y="10.454cm">
                    <text:p/>
                    <draw:enhanced-geometry svg:viewBox="0 0 21600 21600" draw:mirror-vertical="false" draw:mirror-horizontal="true" draw:type="rectangle" draw:enhanced-path="M 0 0 L 21600 0 21600 21600 0 21600 0 0 Z N"/>
                  </draw:custom-shape>
                </draw:g>
              </draw:g>
              <draw:g>
                <draw:polygon draw:style-name="gr13" draw:text-style-name="P6" draw:layer="layout" svg:width="1.996cm" svg:height="0.198cm" draw:transform="rotate (-3.14159265358979) translate (6.886cm 11.11cm)" svg:viewBox="0 0 1997 199" draw:points="0,0 1997,0 1997,136 1996,136 1996,199 1559,199 1559,136 0,136">
                  <text:p/>
                </draw:polygon>
                <draw:g>
                  <draw:custom-shape draw:style-name="gr11" draw:text-style-name="P6" draw:layer="layout" svg:width="0.445cm" svg:height="0.102cm" svg:x="4.89cm" svg:y="10.759cm">
                    <text:p/>
                    <draw:enhanced-geometry svg:viewBox="0 0 21600 21600" draw:mirror-vertical="false" draw:mirror-horizontal="false" draw:type="rectangle" draw:enhanced-path="M 0 0 L 21600 0 21600 21600 0 21600 0 0 Z N"/>
                  </draw:custom-shape>
                  <draw:custom-shape draw:style-name="gr11" draw:text-style-name="P6" draw:layer="layout" svg:width="0.445cm" svg:height="0.106cm" svg:x="4.89cm" svg:y="10.609cm">
                    <text:p/>
                    <draw:enhanced-geometry svg:viewBox="0 0 21600 21600" draw:mirror-vertical="false" draw:mirror-horizontal="false" draw:type="rectangle" draw:enhanced-path="M 0 0 L 21600 0 21600 21600 0 21600 0 0 Z N"/>
                  </draw:custom-shape>
                  <draw:custom-shape draw:style-name="gr11" draw:text-style-name="P6" draw:layer="layout" svg:width="0.445cm" svg:height="0.106cm" svg:x="4.895cm" svg:y="10.453cm">
                    <text:p/>
                    <draw:enhanced-geometry svg:viewBox="0 0 21600 21600" draw:mirror-vertical="false" draw:mirror-horizontal="false" draw:type="rectangle" draw:enhanced-path="M 0 0 L 21600 0 21600 21600 0 21600 0 0 Z N"/>
                  </draw:custom-shape>
                </draw:g>
              </draw:g>
              <draw:g>
                <draw:polygon draw:style-name="gr8" draw:text-style-name="P4" draw:layer="layout" svg:width="1.996cm" svg:height="0.198cm" draw:transform="rotate (-3.14159265358979) translate (8.957cm 11.109cm)" svg:viewBox="0 0 1997 199" draw:points="0,0 1997,0 1997,136 1996,136 1996,199 1559,199 1559,136 0,136">
                  <text:p/>
                </draw:polygon>
                <draw:g>
                  <draw:custom-shape draw:style-name="gr5" draw:text-style-name="P4" draw:layer="layout" svg:width="0.445cm" svg:height="0.102cm" svg:x="6.958cm" svg:y="10.76cm">
                    <text:p/>
                    <draw:enhanced-geometry svg:viewBox="0 0 21600 21600" draw:mirror-vertical="false" draw:mirror-horizontal="false" draw:type="rectangle" draw:enhanced-path="M 0 0 L 21600 0 21600 21600 0 21600 0 0 Z N"/>
                  </draw:custom-shape>
                  <draw:custom-shape draw:style-name="gr5" draw:text-style-name="P4" draw:layer="layout" svg:width="0.445cm" svg:height="0.106cm" svg:x="6.958cm" svg:y="10.61cm">
                    <text:p/>
                    <draw:enhanced-geometry svg:viewBox="0 0 21600 21600" draw:mirror-vertical="false" draw:mirror-horizontal="false" draw:type="rectangle" draw:enhanced-path="M 0 0 L 21600 0 21600 21600 0 21600 0 0 Z N"/>
                  </draw:custom-shape>
                  <draw:custom-shape draw:style-name="gr5" draw:text-style-name="P4" draw:layer="layout" svg:width="0.445cm" svg:height="0.106cm" svg:x="6.963cm" svg:y="10.454cm">
                    <text:p/>
                    <draw:enhanced-geometry svg:viewBox="0 0 21600 21600" draw:mirror-vertical="false" draw:mirror-horizontal="false" draw:type="rectangle" draw:enhanced-path="M 0 0 L 21600 0 21600 21600 0 21600 0 0 Z N"/>
                  </draw:custom-shape>
                </draw:g>
              </draw:g>
            </draw:g>
            <draw:g>
              <draw:custom-shape draw:style-name="gr9" draw:text-style-name="P5" draw:layer="layout" svg:width="1.841cm" svg:height="0.518cm" svg:x="10.395cm" svg:y="9.657cm">
                <text:p text:style-name="P2"><text:span text:style-name="T1">[108..143]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1.864cm" svg:height="0.518cm" svg:x="12.442cm" svg:y="9.657cm">
                <text:p text:style-name="P2"><text:span text:style-name="T1">[144..179]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1.864cm" svg:height="0.518cm" svg:x="8.324cm" svg:y="9.657cm">
                <text:p text:style-name="P2"><text:span text:style-name="T1">[72..107]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1.84cm" svg:height="0.518cm" svg:x="6.277cm" svg:y="9.657cm">
                <text:p text:style-name="P2"><text:span text:style-name="T1">[36..71]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1.864cm" svg:height="0.518cm" svg:x="4.206cm" svg:y="9.657cm">
                <text:p text:style-name="P2"><text:span text:style-name="T1">[0..35]</text:span></text:p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custom-shape draw:style-name="gr5" draw:text-style-name="P4" draw:layer="layout" svg:width="0.445cm" svg:height="0.106cm" svg:x="9.034cm" svg:y="8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4" draw:layer="layout" svg:width="0.445cm" svg:height="0.106cm" svg:x="9.034cm" svg:y="8.65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" draw:text-style-name="P4" draw:layer="layout" svg:width="0.445cm" svg:height="0.253cm" svg:x="9.034cm" svg:y="8.343cm">
                  <text:p/>
                  <draw:enhanced-geometry svg:viewBox="0 0 21600 21600" draw:type="rectangle" draw:enhanced-path="M 0 0 L 21600 0 21600 21600 0 21600 0 0 Z N"/>
                </draw:custom-shape>
                <draw:polygon draw:style-name="gr7" draw:text-style-name="P4" draw:layer="layout" svg:width="0.875cm" svg:height="0.365cm" svg:x="8.819cm" svg:y="8.966cm" svg:viewBox="0 0 876 366" draw:points="657,0 657,209 876,209 438,366 0,209 219,209 219,0">
                  <text:p/>
                </draw:polygon>
                <draw:custom-shape draw:style-name="gr5" draw:text-style-name="P4" draw:layer="layout" svg:width="0.445cm" svg:height="0.099cm" svg:x="9.034cm" svg:y="8.19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4" draw:layer="layout" svg:width="0.445cm" svg:height="0.105cm" svg:x="9.034cm" svg:y="8.03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g>
                  <draw:g>
                    <draw:custom-shape draw:style-name="gr5" draw:text-style-name="P4" draw:layer="layout" svg:width="0.424cm" svg:height="0.102cm" svg:x="11.105cm" svg:y="8.7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5" draw:text-style-name="P4" draw:layer="layout" svg:width="0.424cm" svg:height="0.106cm" svg:x="11.105cm" svg:y="8.645cm">
                      <text:p/>
                      <draw:enhanced-geometry svg:viewBox="0 0 21600 21600" draw:type="rectangle" draw:enhanced-path="M 0 0 L 21600 0 21600 21600 0 21600 0 0 Z N"/>
                    </draw:custom-shape>
                    <draw:polygon draw:style-name="gr7" draw:text-style-name="P4" draw:layer="layout" svg:width="0.875cm" svg:height="0.365cm" svg:x="10.88cm" svg:y="8.958cm" svg:viewBox="0 0 876 366" draw:points="657,0 657,209 876,209 438,366 0,209 219,209 219,0">
                      <text:p/>
                    </draw:polygon>
                  </draw:g>
                  <draw:polygon draw:style-name="gr8" draw:text-style-name="P4" draw:layer="layout" svg:width="1.996cm" svg:height="0.198cm" svg:x="9.539cm" svg:y="8.404cm" svg:viewBox="0 0 1997 199" draw:points="0,0 1997,0 1997,136 1996,136 1996,199 1559,199 1559,136 0,136">
                    <text:p/>
                  </draw:polygon>
                </draw:g>
                <draw:g>
                  <draw:g>
                    <draw:custom-shape draw:style-name="gr5" draw:text-style-name="P4" draw:layer="layout" svg:width="0.445cm" svg:height="0.102cm" svg:x="13.16cm" svg:y="8.7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5" draw:text-style-name="P4" draw:layer="layout" svg:width="0.445cm" svg:height="0.106cm" svg:x="13.16cm" svg:y="8.645cm">
                      <text:p/>
                      <draw:enhanced-geometry svg:viewBox="0 0 21600 21600" draw:type="rectangle" draw:enhanced-path="M 0 0 L 21600 0 21600 21600 0 21600 0 0 Z N"/>
                    </draw:custom-shape>
                    <draw:polygon draw:style-name="gr7" draw:text-style-name="P4" draw:layer="layout" svg:width="0.875cm" svg:height="0.365cm" svg:x="12.948cm" svg:y="8.958cm" svg:viewBox="0 0 876 366" draw:points="657,0 657,209 876,209 438,366 0,209 219,209 219,0">
                      <text:p/>
                    </draw:polygon>
                  </draw:g>
                  <draw:polygon draw:style-name="gr8" draw:text-style-name="P4" draw:layer="layout" svg:width="1.996cm" svg:height="0.198cm" svg:x="11.607cm" svg:y="8.404cm" svg:viewBox="0 0 1997 199" draw:points="0,0 1997,0 1997,136 1996,136 1996,199 1559,199 1559,136 0,136">
                    <text:p/>
                  </draw:polygon>
                </draw:g>
              </draw:g>
              <draw:g>
                <draw:g>
                  <draw:g>
                    <draw:custom-shape draw:style-name="gr5" draw:text-style-name="P4" draw:layer="layout" svg:width="0.422cm" svg:height="0.102cm" svg:x="6.976cm" svg:y="8.795cm">
                      <text:p/>
                      <draw:enhanced-geometry svg:viewBox="0 0 21600 21600" draw:mirror-horizontal="true" draw:type="rectangle" draw:enhanced-path="M 0 0 L 21600 0 21600 21600 0 21600 0 0 Z N"/>
                    </draw:custom-shape>
                    <draw:custom-shape draw:style-name="gr5" draw:text-style-name="P4" draw:layer="layout" svg:width="0.422cm" svg:height="0.106cm" svg:x="6.976cm" svg:y="8.645cm">
                      <text:p/>
                      <draw:enhanced-geometry svg:viewBox="0 0 21600 21600" draw:mirror-horizontal="true" draw:type="rectangle" draw:enhanced-path="M 0 0 L 21600 0 21600 21600 0 21600 0 0 Z N"/>
                    </draw:custom-shape>
                    <draw:polygon draw:style-name="gr7" draw:text-style-name="P4" draw:layer="layout" svg:width="0.875cm" svg:height="0.365cm" svg:x="6.749cm" svg:y="8.958cm" svg:viewBox="0 0 876 366" draw:points="218,0 218,209 0,209 437,366 876,209 657,209 657,0">
                      <text:p/>
                    </draw:polygon>
                  </draw:g>
                  <draw:polygon draw:style-name="gr8" draw:text-style-name="P4" draw:layer="layout" svg:width="1.996cm" svg:height="0.198cm" svg:x="6.968cm" svg:y="8.404cm" svg:viewBox="0 0 1997 199" draw:points="1997,0 0,0 0,136 1,136 1,199 438,199 438,136 1997,136">
                    <text:p/>
                  </draw:polygon>
                </draw:g>
                <draw:g>
                  <draw:g>
                    <draw:custom-shape draw:style-name="gr5" draw:text-style-name="P4" draw:layer="layout" svg:width="0.445cm" svg:height="0.102cm" svg:x="4.893cm" svg:y="8.795cm">
                      <text:p/>
                      <draw:enhanced-geometry svg:viewBox="0 0 21600 21600" draw:mirror-horizontal="true" draw:type="rectangle" draw:enhanced-path="M 0 0 L 21600 0 21600 21600 0 21600 0 0 Z N"/>
                    </draw:custom-shape>
                    <draw:custom-shape draw:style-name="gr5" draw:text-style-name="P4" draw:layer="layout" svg:width="0.445cm" svg:height="0.106cm" svg:x="4.893cm" svg:y="8.645cm">
                      <text:p/>
                      <draw:enhanced-geometry svg:viewBox="0 0 21600 21600" draw:mirror-horizontal="true" draw:type="rectangle" draw:enhanced-path="M 0 0 L 21600 0 21600 21600 0 21600 0 0 Z N"/>
                    </draw:custom-shape>
                    <draw:polygon draw:style-name="gr7" draw:text-style-name="P4" draw:layer="layout" svg:width="0.875cm" svg:height="0.365cm" svg:x="4.682cm" svg:y="8.958cm" svg:viewBox="0 0 876 366" draw:points="218,0 218,209 0,209 437,366 876,209 657,209 657,0">
                      <text:p/>
                    </draw:polygon>
                  </draw:g>
                  <draw:polygon draw:style-name="gr8" draw:text-style-name="P4" draw:layer="layout" svg:width="1.996cm" svg:height="0.198cm" svg:x="4.901cm" svg:y="8.404cm" svg:viewBox="0 0 1997 199" draw:points="1997,0 0,0 0,136 1,136 1,199 438,199 438,136 1997,136">
                    <text:p/>
                  </draw:polygon>
                </draw:g>
              </draw:g>
            </draw:g>
          </draw:g>
        </draw:g>
      </draw:page>
      <draw:page draw:name="page2" draw:style-name="dp1" draw:master-page-name="Empty_25_20diagram">
        <draw:g>
          <draw:custom-shape draw:style-name="gr16" draw:text-style-name="P1" draw:layer="layout" svg:width="11cm" svg:height="5cm" svg:x="2cm" svg:y="10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7" draw:text-style-name="P3" draw:layer="layout" svg:width="1.86cm" svg:height="0.518cm" svg:x="5.019cm" svg:y="13.62cm">
              <text:p text:style-name="P2"><text:span text:style-name="T1">[108..143]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3" draw:layer="layout" svg:width="1.86cm" svg:height="0.518cm" svg:x="5.019cm" svg:y="14.241cm">
              <text:p text:style-name="P2"><text:span text:style-name="T1">[144..179]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8" draw:layer="layout" svg:width="1.86cm" svg:height="0.517cm" svg:x="5.019cm" svg:y="13cm">
              <text:p text:style-name="P2"><text:span text:style-name="T2">[72..107]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8" draw:layer="layout" svg:width="1.86cm" svg:height="0.516cm" svg:x="5.019cm" svg:y="12.38cm">
              <text:p text:style-name="P2"><text:span text:style-name="T2">[36..71]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8" draw:layer="layout" svg:width="1.86cm" svg:height="0.501cm" svg:x="5.019cm" svg:y="11.78cm">
              <text:p text:style-name="P2"><text:span text:style-name="T2">[0..35]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3" draw:layer="layout" svg:width="1.863cm" svg:height="0.518cm" svg:x="7.19cm" svg:y="13.62cm">
              <text:p text:style-name="P2"><text:span text:style-name="T1">[108..143]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3" draw:layer="layout" svg:width="1.863cm" svg:height="0.518cm" svg:x="7.19cm" svg:y="14.241cm">
              <text:p text:style-name="P2"><text:span text:style-name="T1">[144..179]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3" draw:layer="layout" svg:width="1.863cm" svg:height="0.517cm" svg:x="7.19cm" svg:y="13cm">
              <text:p text:style-name="P2"><text:span text:style-name="T1">[72..107]</text:span></text:p>
              <draw:enhanced-geometry svg:viewBox="0 0 21600 21600" draw:type="rectangle" draw:enhanced-path="M 0 0 L 21600 0 21600 21600 0 21600 0 0 Z N"/>
            </draw:custom-shape>
            <draw:custom-shape draw:style-name="gr23" draw:text-style-name="P8" draw:layer="layout" svg:width="1.863cm" svg:height="0.516cm" svg:x="7.19cm" svg:y="12.38cm">
              <text:p text:style-name="P2"><text:span text:style-name="T2">[36..71]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8" draw:layer="layout" svg:width="1.863cm" svg:height="0.501cm" svg:x="7.19cm" svg:y="11.78cm">
              <text:p text:style-name="P2"><text:span text:style-name="T2">[0..35]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3" draw:layer="layout" svg:width="1.852cm" svg:height="0.518cm" svg:x="2.864cm" svg:y="13.62cm">
              <text:p text:style-name="P2"><text:span text:style-name="T1">[108..143]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3" draw:layer="layout" svg:width="1.852cm" svg:height="0.518cm" svg:x="2.864cm" svg:y="14.241cm">
              <text:p text:style-name="P2"><text:span text:style-name="T1">[144..179]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8" draw:layer="layout" svg:width="1.852cm" svg:height="0.517cm" svg:x="2.864cm" svg:y="13cm">
              <text:p text:style-name="P2"><text:span text:style-name="T2">[72..107]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8" draw:layer="layout" svg:width="1.852cm" svg:height="0.516cm" svg:x="2.864cm" svg:y="12.38cm">
              <text:p text:style-name="P2"><text:span text:style-name="T2">[36..71]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8" draw:layer="layout" svg:width="1.852cm" svg:height="0.501cm" svg:x="2.864cm" svg:y="11.78cm">
              <text:p text:style-name="P2"><text:span text:style-name="T2">[0..35]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9" draw:layer="layout" svg:width="1.863cm" svg:height="0.518cm" svg:x="10.273cm" svg:y="13.62cm">
              <text:p text:style-name="P2"><text:span text:style-name="T3">[108..143]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9" draw:layer="layout" svg:width="1.863cm" svg:height="0.518cm" svg:x="10.273cm" svg:y="14.241cm">
              <text:p text:style-name="P2"><text:span text:style-name="T3">[144..179]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layout" svg:width="1.863cm" svg:height="0.517cm" svg:x="10.273cm" svg:y="13cm">
              <text:p text:style-name="P2"><text:span text:style-name="T3">[72..107]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5" draw:layer="layout" svg:width="1.863cm" svg:height="0.516cm" svg:x="10.273cm" svg:y="12.38cm">
              <text:p text:style-name="P2"><text:span text:style-name="T1">[36..71]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5" draw:layer="layout" svg:width="1.863cm" svg:height="0.501cm" svg:x="10.273cm" svg:y="11.78cm">
              <text:p text:style-name="P2"><text:span text:style-name="T1">[0..35]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445cm" svg:height="0.105cm" svg:x="7.764cm" svg:y="11.0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445cm" svg:height="0.105cm" svg:x="7.764cm" svg:y="10.883cm">
              <text:p/>
              <draw:enhanced-geometry svg:viewBox="0 0 21600 21600" draw:type="rectangle" draw:enhanced-path="M 0 0 L 21600 0 21600 21600 0 21600 0 0 Z N"/>
            </draw:custom-shape>
            <draw:polygon draw:style-name="gr7" draw:text-style-name="P4" draw:layer="layout" svg:width="0.875cm" svg:height="0.365cm" svg:x="7.551cm" svg:y="11.188cm" svg:viewBox="0 0 876 366" draw:points="657,0 657,209 876,209 438,366 0,209 219,209 219,0">
              <text:p/>
            </draw:polygon>
            <draw:custom-shape draw:style-name="gr5" draw:text-style-name="P4" draw:layer="layout" svg:width="0.437cm" svg:height="0.105cm" svg:x="3.605cm" svg:y="11.04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437cm" svg:height="0.1cm" svg:x="3.605cm" svg:y="10.888cm">
              <text:p/>
              <draw:enhanced-geometry svg:viewBox="0 0 21600 21600" draw:type="rectangle" draw:enhanced-path="M 0 0 L 21600 0 21600 21600 0 21600 0 0 Z N"/>
            </draw:custom-shape>
            <draw:polygon draw:style-name="gr7" draw:text-style-name="P4" draw:layer="layout" svg:width="0.875cm" svg:height="0.365cm" svg:x="3.389cm" svg:y="11.2cm" svg:viewBox="0 0 876 366" draw:points="657,0 657,209 876,209 438,366 0,209 219,209 219,0">
              <text:p/>
            </draw:polygon>
            <draw:custom-shape draw:style-name="gr5" draw:text-style-name="P4" draw:layer="layout" svg:width="0.425cm" svg:height="0.105cm" svg:x="5.705cm" svg:y="11.01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425cm" svg:height="0.105cm" svg:x="5.705cm" svg:y="10.86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425cm" svg:height="0.241cm" svg:x="5.705cm" svg:y="10.554cm">
              <text:p/>
              <draw:enhanced-geometry svg:viewBox="0 0 21600 21600" draw:type="rectangle" draw:enhanced-path="M 0 0 L 21600 0 21600 21600 0 21600 0 0 Z N"/>
            </draw:custom-shape>
            <draw:polygon draw:style-name="gr7" draw:text-style-name="P4" draw:layer="layout" svg:width="0.875cm" svg:height="0.365cm" svg:x="5.48cm" svg:y="11.173cm" svg:viewBox="0 0 876 366" draw:points="657,0 657,209 876,209 438,366 0,209 219,209 219,0">
              <text:p/>
            </draw:polygon>
            <draw:custom-shape draw:style-name="gr5" draw:text-style-name="P4" draw:layer="layout" svg:width="0.425cm" svg:height="0.104cm" svg:x="5.705cm" svg:y="10.39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425cm" svg:height="0.105cm" svg:x="5.705cm" svg:y="10.242cm">
              <text:p/>
              <draw:enhanced-geometry svg:viewBox="0 0 21600 21600" draw:type="rectangle" draw:enhanced-path="M 0 0 L 21600 0 21600 21600 0 21600 0 0 Z N"/>
            </draw:custom-shape>
            <draw:polygon draw:style-name="gr8" draw:text-style-name="P4" draw:layer="layout" svg:width="2.023cm" svg:height="0.198cm" svg:x="6.184cm" svg:y="10.622cm" svg:viewBox="0 0 2024 199" draw:points="0,0 2024,0 2024,136 2023,136 2023,199 1586,199 1586,136 0,136">
              <text:p/>
            </draw:polygon>
            <draw:polygon draw:style-name="gr8" draw:text-style-name="P4" draw:layer="layout" svg:width="2.023cm" svg:height="0.198cm" svg:x="3.62cm" svg:y="10.629cm" svg:viewBox="0 0 2024 199" draw:points="2024,0 0,0 0,136 1,136 1,199 438,199 438,136 2024,136">
              <text:p/>
            </draw:polygon>
            <draw:custom-shape draw:style-name="gr33" draw:text-style-name="P11" draw:layer="layout" svg:width="0.429cm" svg:height="0.105cm" svg:x="10.953cm" svg:y="11.023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1" draw:layer="layout" svg:width="0.429cm" svg:height="0.105cm" svg:x="10.953cm" svg:y="10.876cm">
              <text:p/>
              <draw:enhanced-geometry svg:viewBox="0 0 21600 21600" draw:type="rectangle" draw:enhanced-path="M 0 0 L 21600 0 21600 21600 0 21600 0 0 Z N"/>
            </draw:custom-shape>
            <draw:polygon draw:style-name="gr34" draw:text-style-name="P11" draw:layer="layout" svg:width="0.875cm" svg:height="0.365cm" svg:x="10.729cm" svg:y="11.182cm" svg:viewBox="0 0 876 366" draw:points="657,0 657,209 876,209 438,366 0,209 219,209 219,0">
              <text:p/>
            </draw:polygon>
            <draw:polygon draw:style-name="gr35" draw:text-style-name="P11" draw:layer="layout" svg:width="2.28cm" svg:height="0.195cm" svg:x="9.103cm" svg:y="10.625cm" svg:viewBox="0 0 2281 196" draw:points="2278,0 2281,0 2281,134 2280,134 2280,196 1843,196 1843,134 257,134 257,132 0,132 0,0 257,0">
              <text:p/>
            </draw:polygon>
            <draw:custom-shape draw:style-name="gr33" draw:text-style-name="P11" draw:layer="layout" svg:width="0.101cm" svg:height="0.147cm" svg:x="8.251cm" svg:y="10.61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1" draw:layer="layout" svg:width="0.091cm" svg:height="0.147cm" svg:x="8.392cm" svg:y="10.61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1" draw:layer="layout" svg:width="0.09cm" svg:height="0.147cm" svg:x="8.544cm" svg:y="10.61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1" draw:layer="layout" svg:width="0.094cm" svg:height="0.147cm" svg:x="8.662cm" svg:y="10.61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1" draw:layer="layout" svg:width="0.091cm" svg:height="0.147cm" svg:x="8.811cm" svg:y="10.61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1" draw:layer="layout" svg:width="0.095cm" svg:height="0.147cm" svg:x="8.958cm" svg:y="10.61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6" draw:text-style-name="P1" draw:layer="layout" svg:width="11cm" svg:height="5cm" svg:x="2cm" svg:y="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1.841cm" svg:height="0.518cm" svg:x="8.639cm" svg:y="4.979cm">
              <text:p text:style-name="P2"><text:span text:style-name="T1">[108..143]</text:span></text:p>
              <draw:enhanced-geometry svg:viewBox="0 0 21600 21600" draw:type="rectangle" draw:enhanced-path="M 0 0 L 21600 0 21600 21600 0 21600 0 0 Z N"/>
            </draw:custom-shape>
            <draw:custom-shape draw:style-name="gr36" draw:text-style-name="P3" draw:layer="layout" svg:width="1.841cm" svg:height="0.506cm" svg:x="8.639cm" svg:y="5.6cm">
              <text:p text:style-name="P2"><text:span text:style-name="T1">[108..143]</text:span></text:p>
              <draw:enhanced-geometry svg:viewBox="0 0 21600 21600" draw:type="rectangle" draw:enhanced-path="M 0 0 L 21600 0 21600 21600 0 21600 0 0 Z N"/>
            </draw:custom-shape>
            <draw:custom-shape draw:style-name="gr37" draw:text-style-name="P3" draw:layer="layout" svg:width="1.841cm" svg:height="0.51cm" svg:x="8.639cm" svg:y="6.206cm">
              <text:p text:style-name="P2"><text:span text:style-name="T1">[108..143]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64cm" svg:height="0.518cm" svg:x="10.686cm" svg:y="4.979cm">
              <text:p text:style-name="P2"><text:span text:style-name="T1">[144..179]</text:span></text:p>
              <draw:enhanced-geometry svg:viewBox="0 0 21600 21600" draw:type="rectangle" draw:enhanced-path="M 0 0 L 21600 0 21600 21600 0 21600 0 0 Z N"/>
            </draw:custom-shape>
            <draw:custom-shape draw:style-name="gr38" draw:text-style-name="P3" draw:layer="layout" svg:width="1.864cm" svg:height="0.506cm" svg:x="10.686cm" svg:y="5.6cm">
              <text:p text:style-name="P2"><text:span text:style-name="T1">[144..179]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3" draw:layer="layout" svg:width="1.864cm" svg:height="0.51cm" svg:x="10.686cm" svg:y="6.206cm">
              <text:p text:style-name="P2"><text:span text:style-name="T1">[144..179]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64cm" svg:height="0.518cm" svg:x="6.568cm" svg:y="4.979cm">
              <text:p text:style-name="P2"><text:span text:style-name="T1">[72..107]</text:span></text:p>
              <draw:enhanced-geometry svg:viewBox="0 0 21600 21600" draw:type="rectangle" draw:enhanced-path="M 0 0 L 21600 0 21600 21600 0 21600 0 0 Z N"/>
            </draw:custom-shape>
            <draw:custom-shape draw:style-name="gr38" draw:text-style-name="P3" draw:layer="layout" svg:width="1.864cm" svg:height="0.506cm" svg:x="6.568cm" svg:y="5.6cm">
              <text:p text:style-name="P2"><text:span text:style-name="T1">[72..107]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3" draw:layer="layout" svg:width="1.864cm" svg:height="0.51cm" svg:x="6.568cm" svg:y="6.206cm">
              <text:p text:style-name="P2"><text:span text:style-name="T1">[72..107]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84cm" svg:height="0.518cm" svg:x="4.521cm" svg:y="4.979cm">
              <text:p text:style-name="P2"><text:span text:style-name="T1">[36..71]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3" draw:layer="layout" svg:width="1.84cm" svg:height="0.506cm" svg:x="4.521cm" svg:y="5.6cm">
              <text:p text:style-name="P2"><text:span text:style-name="T1">[36..71]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3" draw:layer="layout" svg:width="1.84cm" svg:height="0.51cm" svg:x="4.521cm" svg:y="6.206cm">
              <text:p text:style-name="P2"><text:span text:style-name="T1">[36..71]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64cm" svg:height="0.518cm" svg:x="2.45cm" svg:y="4.979cm">
              <text:p text:style-name="P2"><text:span text:style-name="T1">[0..35]</text:span></text:p>
              <draw:enhanced-geometry svg:viewBox="0 0 21600 21600" draw:type="rectangle" draw:enhanced-path="M 0 0 L 21600 0 21600 21600 0 21600 0 0 Z N"/>
            </draw:custom-shape>
            <draw:custom-shape draw:style-name="gr38" draw:text-style-name="P3" draw:layer="layout" svg:width="1.864cm" svg:height="0.506cm" svg:x="2.45cm" svg:y="5.6cm">
              <text:p text:style-name="P2"><text:span text:style-name="T1">[0..35]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3" draw:layer="layout" svg:width="1.864cm" svg:height="0.51cm" svg:x="2.45cm" svg:y="6.206cm">
              <text:p text:style-name="P2"><text:span text:style-name="T1">[0..35]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2" draw:layer="layout" svg:width="1.841cm" svg:height="0.517cm" svg:x="8.639cm" svg:y="7.131cm">
              <text:p text:style-name="P2"><text:span text:style-name="T4">[108..143]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12" draw:layer="layout" svg:width="1.864cm" svg:height="0.517cm" svg:x="10.686cm" svg:y="7.131cm">
              <text:p text:style-name="P2"><text:span text:style-name="T4">[144..179]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12" draw:layer="layout" svg:width="1.864cm" svg:height="0.517cm" svg:x="6.568cm" svg:y="7.131cm">
              <text:p text:style-name="P2"><text:span text:style-name="T4">[72..107]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" draw:layer="layout" svg:width="1.84cm" svg:height="0.517cm" svg:x="4.521cm" svg:y="7.131cm">
              <text:p text:style-name="P2"><text:span text:style-name="T1">[36..71]</text:span></text:p>
              <draw:enhanced-geometry svg:viewBox="0 0 21600 21600" draw:type="rectangle" draw:enhanced-path="M 0 0 L 21600 0 21600 21600 0 21600 0 0 Z N"/>
            </draw:custom-shape>
            <draw:custom-shape draw:style-name="gr45" draw:text-style-name="P5" draw:layer="layout" svg:width="1.864cm" svg:height="0.517cm" svg:x="2.45cm" svg:y="7.131cm">
              <text:p text:style-name="P2"><text:span text:style-name="T1">[0..35]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4" draw:layer="layout" svg:width="0.445cm" svg:height="0.106cm" svg:x="7.278cm" svg:y="4.122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4" draw:layer="layout" svg:width="0.445cm" svg:height="0.106cm" svg:x="7.278cm" svg:y="3.976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4" draw:layer="layout" svg:width="0.445cm" svg:height="0.253cm" svg:x="7.278cm" svg:y="3.665cm">
                <text:p/>
                <draw:enhanced-geometry svg:viewBox="0 0 21600 21600" draw:type="rectangle" draw:enhanced-path="M 0 0 L 21600 0 21600 21600 0 21600 0 0 Z N"/>
              </draw:custom-shape>
              <draw:polygon draw:style-name="gr7" draw:text-style-name="P4" draw:layer="layout" svg:width="0.875cm" svg:height="0.365cm" svg:x="7.063cm" svg:y="4.288cm" svg:viewBox="0 0 876 366" draw:points="657,0 657,209 876,209 438,366 0,209 219,209 219,0">
                <text:p/>
              </draw:polygon>
              <draw:custom-shape draw:style-name="gr5" draw:text-style-name="P4" draw:layer="layout" svg:width="0.445cm" svg:height="0.099cm" svg:x="7.278cm" svg:y="3.521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4" draw:layer="layout" svg:width="0.445cm" svg:height="0.105cm" svg:x="7.278cm" svg:y="3.35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g>
                  <draw:custom-shape draw:style-name="gr5" draw:text-style-name="P4" draw:layer="layout" svg:width="0.424cm" svg:height="0.102cm" svg:x="9.349cm" svg:y="4.117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5" draw:text-style-name="P4" draw:layer="layout" svg:width="0.424cm" svg:height="0.106cm" svg:x="9.349cm" svg:y="3.967cm">
                    <text:p/>
                    <draw:enhanced-geometry svg:viewBox="0 0 21600 21600" draw:type="rectangle" draw:enhanced-path="M 0 0 L 21600 0 21600 21600 0 21600 0 0 Z N"/>
                  </draw:custom-shape>
                  <draw:polygon draw:style-name="gr7" draw:text-style-name="P4" draw:layer="layout" svg:width="0.875cm" svg:height="0.365cm" svg:x="9.124cm" svg:y="4.28cm" svg:viewBox="0 0 876 366" draw:points="657,0 657,209 876,209 438,366 0,209 219,209 219,0">
                    <text:p/>
                  </draw:polygon>
                </draw:g>
                <draw:polygon draw:style-name="gr8" draw:text-style-name="P4" draw:layer="layout" svg:width="1.996cm" svg:height="0.198cm" svg:x="7.783cm" svg:y="3.726cm" svg:viewBox="0 0 1997 199" draw:points="0,0 1997,0 1997,136 1996,136 1996,199 1559,199 1559,136 0,136">
                  <text:p/>
                </draw:polygon>
                <draw:polygon draw:style-name="gr8" draw:text-style-name="P4" draw:layer="layout" svg:width="1.996cm" svg:height="0.198cm" svg:x="7.784cm" svg:y="3.727cm" svg:viewBox="0 0 1997 199" draw:points="0,0 1997,0 1997,136 1996,136 1996,199 1559,199 1559,136 0,136">
                  <text:p/>
                </draw:polygon>
                <draw:polygon draw:style-name="gr7" draw:text-style-name="P4" draw:layer="layout" svg:width="0.875cm" svg:height="0.365cm" svg:x="9.125cm" svg:y="4.281cm" svg:viewBox="0 0 876 366" draw:points="657,0 657,209 876,209 438,366 0,209 219,209 219,0">
                  <text:p/>
                </draw:polygon>
              </draw:g>
              <draw:g>
                <draw:g>
                  <draw:custom-shape draw:style-name="gr5" draw:text-style-name="P4" draw:layer="layout" svg:width="0.445cm" svg:height="0.102cm" svg:x="11.404cm" svg:y="4.117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5" draw:text-style-name="P4" draw:layer="layout" svg:width="0.445cm" svg:height="0.106cm" svg:x="11.404cm" svg:y="3.967cm">
                    <text:p/>
                    <draw:enhanced-geometry svg:viewBox="0 0 21600 21600" draw:type="rectangle" draw:enhanced-path="M 0 0 L 21600 0 21600 21600 0 21600 0 0 Z N"/>
                  </draw:custom-shape>
                  <draw:polygon draw:style-name="gr7" draw:text-style-name="P4" draw:layer="layout" svg:width="0.875cm" svg:height="0.365cm" svg:x="11.192cm" svg:y="4.28cm" svg:viewBox="0 0 876 366" draw:points="657,0 657,209 876,209 438,366 0,209 219,209 219,0">
                    <text:p/>
                  </draw:polygon>
                </draw:g>
                <draw:polygon draw:style-name="gr8" draw:text-style-name="P4" draw:layer="layout" svg:width="1.996cm" svg:height="0.198cm" svg:x="9.851cm" svg:y="3.726cm" svg:viewBox="0 0 1997 199" draw:points="0,0 1997,0 1997,136 1996,136 1996,199 1559,199 1559,136 0,136">
                  <text:p/>
                </draw:polygon>
                <draw:polygon draw:style-name="gr8" draw:text-style-name="P4" draw:layer="layout" svg:width="1.996cm" svg:height="0.198cm" svg:x="9.852cm" svg:y="3.727cm" svg:viewBox="0 0 1997 199" draw:points="0,0 1997,0 1997,136 1996,136 1996,199 1559,199 1559,136 0,136">
                  <text:p/>
                </draw:polygon>
                <draw:polygon draw:style-name="gr7" draw:text-style-name="P4" draw:layer="layout" svg:width="0.875cm" svg:height="0.365cm" svg:x="11.192cm" svg:y="4.281cm" svg:viewBox="0 0 876 366" draw:points="657,0 657,209 876,209 438,366 0,209 219,209 219,0">
                  <text:p/>
                </draw:polygon>
              </draw:g>
            </draw:g>
            <draw:g>
              <draw:g>
                <draw:g>
                  <draw:custom-shape draw:style-name="gr5" draw:text-style-name="P4" draw:layer="layout" svg:width="0.422cm" svg:height="0.102cm" svg:x="5.22cm" svg:y="4.117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  <draw:custom-shape draw:style-name="gr5" draw:text-style-name="P4" draw:layer="layout" svg:width="0.422cm" svg:height="0.106cm" svg:x="5.22cm" svg:y="3.967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  <draw:polygon draw:style-name="gr7" draw:text-style-name="P4" draw:layer="layout" svg:width="0.875cm" svg:height="0.365cm" svg:x="4.993cm" svg:y="4.28cm" svg:viewBox="0 0 876 366" draw:points="218,0 218,209 0,209 437,366 876,209 657,209 657,0">
                    <text:p/>
                  </draw:polygon>
                </draw:g>
                <draw:polygon draw:style-name="gr8" draw:text-style-name="P4" draw:layer="layout" svg:width="1.996cm" svg:height="0.198cm" svg:x="5.212cm" svg:y="3.726cm" svg:viewBox="0 0 1997 199" draw:points="1997,0 0,0 0,136 1,136 1,199 438,199 438,136 1997,136">
                  <text:p/>
                </draw:polygon>
                <draw:polygon draw:style-name="gr8" draw:text-style-name="P4" draw:layer="layout" svg:width="1.996cm" svg:height="0.198cm" svg:x="5.212cm" svg:y="3.727cm" svg:viewBox="0 0 1997 199" draw:points="1997,0 0,0 0,136 1,136 1,199 438,199 438,136 1997,136">
                  <text:p/>
                </draw:polygon>
                <draw:polygon draw:style-name="gr7" draw:text-style-name="P4" draw:layer="layout" svg:width="0.875cm" svg:height="0.365cm" svg:x="4.992cm" svg:y="4.281cm" svg:viewBox="0 0 876 366" draw:points="218,0 218,209 0,209 437,366 876,209 657,209 657,0">
                  <text:p/>
                </draw:polygon>
              </draw:g>
              <draw:g>
                <draw:g>
                  <draw:custom-shape draw:style-name="gr5" draw:text-style-name="P4" draw:layer="layout" svg:width="0.445cm" svg:height="0.102cm" svg:x="3.137cm" svg:y="4.117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  <draw:custom-shape draw:style-name="gr5" draw:text-style-name="P4" draw:layer="layout" svg:width="0.445cm" svg:height="0.106cm" svg:x="3.137cm" svg:y="3.967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  <draw:polygon draw:style-name="gr7" draw:text-style-name="P4" draw:layer="layout" svg:width="0.875cm" svg:height="0.365cm" svg:x="2.926cm" svg:y="4.28cm" svg:viewBox="0 0 876 366" draw:points="218,0 218,209 0,209 437,366 876,209 657,209 657,0">
                    <text:p/>
                  </draw:polygon>
                </draw:g>
                <draw:polygon draw:style-name="gr8" draw:text-style-name="P4" draw:layer="layout" svg:width="1.996cm" svg:height="0.198cm" svg:x="3.145cm" svg:y="3.726cm" svg:viewBox="0 0 1997 199" draw:points="1997,0 0,0 0,136 1,136 1,199 438,199 438,136 1997,136">
                  <text:p/>
                </draw:polygon>
                <draw:polygon draw:style-name="gr8" draw:text-style-name="P4" draw:layer="layout" svg:width="1.996cm" svg:height="0.198cm" svg:x="3.144cm" svg:y="3.727cm" svg:viewBox="0 0 1997 199" draw:points="1997,0 0,0 0,136 1,136 1,199 438,199 438,136 1997,136">
                  <text:p/>
                </draw:polygon>
                <draw:polygon draw:style-name="gr7" draw:text-style-name="P4" draw:layer="layout" svg:width="0.875cm" svg:height="0.365cm" svg:x="2.925cm" svg:y="4.281cm" svg:viewBox="0 0 876 366" draw:points="218,0 218,209 0,209 437,366 876,209 657,209 657,0">
                  <text:p/>
                </draw:polygon>
              </draw:g>
            </draw:g>
          </draw:g>
        </draw:g>
        <draw:g>
          <draw:custom-shape draw:style-name="gr46" draw:text-style-name="P1" draw:layer="layout" svg:width="11cm" svg:height="5.792cm" svg:x="1.956cm" svg:y="18.0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7" draw:text-style-name="P3" draw:layer="layout" svg:width="1.86cm" svg:height="0.518cm" svg:x="6.517cm" svg:y="21.693cm">
              <text:p text:style-name="P2"><text:span text:style-name="T1">[108..143]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3" draw:layer="layout" svg:width="1.86cm" svg:height="0.518cm" svg:x="6.517cm" svg:y="22.314cm">
              <text:p text:style-name="P2"><text:span text:style-name="T1">[144..179]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8" draw:layer="layout" svg:width="1.86cm" svg:height="0.517cm" svg:x="6.517cm" svg:y="21.073cm">
              <text:p text:style-name="P2"><text:span text:style-name="T2">[72..107]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8" draw:layer="layout" svg:width="1.86cm" svg:height="0.516cm" svg:x="6.517cm" svg:y="20.453cm">
              <text:p text:style-name="P2"><text:span text:style-name="T2">[36..71]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8" draw:layer="layout" svg:width="1.86cm" svg:height="0.501cm" svg:x="6.517cm" svg:y="19.853cm">
              <text:p text:style-name="P2"><text:span text:style-name="T2">[0..35]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3" draw:layer="layout" svg:width="1.863cm" svg:height="0.518cm" svg:x="8.688cm" svg:y="21.693cm">
              <text:p text:style-name="P2"><text:span text:style-name="T1">[108..143]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3" draw:layer="layout" svg:width="1.863cm" svg:height="0.518cm" svg:x="8.688cm" svg:y="22.314cm">
              <text:p text:style-name="P2"><text:span text:style-name="T1">[144..179]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3" draw:layer="layout" svg:width="1.863cm" svg:height="0.517cm" svg:x="8.688cm" svg:y="21.073cm">
              <text:p text:style-name="P2"><text:span text:style-name="T1">[72..107]</text:span></text:p>
              <draw:enhanced-geometry svg:viewBox="0 0 21600 21600" draw:type="rectangle" draw:enhanced-path="M 0 0 L 21600 0 21600 21600 0 21600 0 0 Z N"/>
            </draw:custom-shape>
            <draw:custom-shape draw:style-name="gr23" draw:text-style-name="P8" draw:layer="layout" svg:width="1.863cm" svg:height="0.516cm" svg:x="8.688cm" svg:y="20.453cm">
              <text:p text:style-name="P2"><text:span text:style-name="T2">[36..71]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8" draw:layer="layout" svg:width="1.863cm" svg:height="0.501cm" svg:x="8.688cm" svg:y="19.853cm">
              <text:p text:style-name="P2"><text:span text:style-name="T2">[0..35]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3" draw:layer="layout" svg:width="1.852cm" svg:height="0.518cm" svg:x="4.362cm" svg:y="21.693cm">
              <text:p text:style-name="P2"><text:span text:style-name="T1">[90..119]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3" draw:layer="layout" svg:width="1.852cm" svg:height="0.518cm" svg:x="4.362cm" svg:y="22.314cm">
              <text:p text:style-name="P2"><text:span text:style-name="T1">[120..149]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8" draw:layer="layout" svg:width="1.852cm" svg:height="0.517cm" svg:x="4.362cm" svg:y="21.073cm">
              <text:p text:style-name="P2"><text:span text:style-name="T2">[60..89]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8" draw:layer="layout" svg:width="1.852cm" svg:height="0.516cm" svg:x="4.362cm" svg:y="20.453cm">
              <text:p text:style-name="P2"><text:span text:style-name="T2">[30..59]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8" draw:layer="layout" svg:width="1.852cm" svg:height="0.501cm" svg:x="4.362cm" svg:y="19.853cm">
              <text:p text:style-name="P2"><text:span text:style-name="T2">[0..29]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layout" svg:width="1.863cm" svg:height="0.517cm" svg:x="8.672cm" svg:y="22.981cm">
              <text:p text:style-name="P2"><text:span text:style-name="T3">[150..179]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445cm" svg:height="0.105cm" svg:x="9.262cm" svg:y="19.10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445cm" svg:height="0.105cm" svg:x="9.262cm" svg:y="18.956cm">
              <text:p/>
              <draw:enhanced-geometry svg:viewBox="0 0 21600 21600" draw:type="rectangle" draw:enhanced-path="M 0 0 L 21600 0 21600 21600 0 21600 0 0 Z N"/>
            </draw:custom-shape>
            <draw:polygon draw:style-name="gr7" draw:text-style-name="P4" draw:layer="layout" svg:width="0.875cm" svg:height="0.365cm" svg:x="9.049cm" svg:y="19.261cm" svg:viewBox="0 0 876 366" draw:points="657,0 657,209 876,209 438,366 0,209 219,209 219,0">
              <text:p/>
            </draw:polygon>
            <draw:custom-shape draw:style-name="gr5" draw:text-style-name="P4" draw:layer="layout" svg:width="0.437cm" svg:height="0.105cm" svg:x="5.103cm" svg:y="19.11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437cm" svg:height="0.1cm" svg:x="5.103cm" svg:y="18.961cm">
              <text:p/>
              <draw:enhanced-geometry svg:viewBox="0 0 21600 21600" draw:type="rectangle" draw:enhanced-path="M 0 0 L 21600 0 21600 21600 0 21600 0 0 Z N"/>
            </draw:custom-shape>
            <draw:polygon draw:style-name="gr7" draw:text-style-name="P4" draw:layer="layout" svg:width="0.875cm" svg:height="0.365cm" svg:x="4.887cm" svg:y="19.273cm" svg:viewBox="0 0 876 366" draw:points="657,0 657,209 876,209 438,366 0,209 219,209 219,0">
              <text:p/>
            </draw:polygon>
            <draw:custom-shape draw:style-name="gr5" draw:text-style-name="P4" draw:layer="layout" svg:width="0.425cm" svg:height="0.105cm" svg:x="7.203cm" svg:y="19.08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425cm" svg:height="0.105cm" svg:x="7.203cm" svg:y="18.93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425cm" svg:height="0.241cm" svg:x="7.203cm" svg:y="18.627cm">
              <text:p/>
              <draw:enhanced-geometry svg:viewBox="0 0 21600 21600" draw:type="rectangle" draw:enhanced-path="M 0 0 L 21600 0 21600 21600 0 21600 0 0 Z N"/>
            </draw:custom-shape>
            <draw:polygon draw:style-name="gr7" draw:text-style-name="P4" draw:layer="layout" svg:width="0.875cm" svg:height="0.365cm" svg:x="6.978cm" svg:y="19.246cm" svg:viewBox="0 0 876 366" draw:points="657,0 657,209 876,209 438,366 0,209 219,209 219,0">
              <text:p/>
            </draw:polygon>
            <draw:custom-shape draw:style-name="gr5" draw:text-style-name="P4" draw:layer="layout" svg:width="0.425cm" svg:height="0.104cm" svg:x="7.203cm" svg:y="18.46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425cm" svg:height="0.105cm" svg:x="7.203cm" svg:y="18.315cm">
              <text:p/>
              <draw:enhanced-geometry svg:viewBox="0 0 21600 21600" draw:type="rectangle" draw:enhanced-path="M 0 0 L 21600 0 21600 21600 0 21600 0 0 Z N"/>
            </draw:custom-shape>
            <draw:polygon draw:style-name="gr8" draw:text-style-name="P4" draw:layer="layout" svg:width="2.023cm" svg:height="0.198cm" svg:x="7.682cm" svg:y="18.695cm" svg:viewBox="0 0 2024 199" draw:points="0,0 2024,0 2024,136 2023,136 2023,199 1586,199 1586,136 0,136">
              <text:p/>
            </draw:polygon>
            <draw:polygon draw:style-name="gr8" draw:text-style-name="P4" draw:layer="layout" svg:width="2.023cm" svg:height="0.198cm" svg:x="5.118cm" svg:y="18.702cm" svg:viewBox="0 0 2024 199" draw:points="2024,0 0,0 0,136 1,136 1,199 438,199 438,136 2024,136">
              <text:p/>
            </draw:polygon>
            <draw:custom-shape draw:style-name="gr25" draw:text-style-name="P3" draw:layer="layout" svg:width="1.852cm" svg:height="0.518cm" svg:x="4.362cm" svg:y="22.919cm">
              <text:p text:style-name="P2"><text:span text:style-name="T1">[150..179]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layout" svg:width="1.863cm" svg:height="0.517cm" svg:x="6.529cm" svg:y="22.981cm">
              <text:p text:style-name="P2"><text:span text:style-name="T3">[150..179]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3" draw:style-name="dp1" draw:master-page-name="Empty_25_20diagram">
        <draw:g>
          <draw:custom-shape draw:style-name="gr47" draw:text-style-name="P1" draw:layer="layout" svg:width="12.713cm" svg:height="5cm" svg:x="3.842cm" svg:y="2.46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9" draw:text-style-name="P5" draw:layer="layout" svg:width="1.841cm" svg:height="0.518cm" svg:x="10.337cm" svg:y="4.903cm">
              <text:p text:style-name="P2"><text:span text:style-name="T1">[90..119]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" draw:text-style-name="P13" draw:layer="layout" svg:width="1.841cm" svg:height="0.506cm" svg:x="10.337cm" svg:y="5.524cm">
              <text:p text:style-name="P2"><text:span text:style-name="T1">[108..143]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13" draw:layer="layout" svg:width="1.841cm" svg:height="0.51cm" svg:x="10.337cm" svg:y="6.13cm">
              <text:p text:style-name="P2"><text:span text:style-name="T1">[108..143]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1.864cm" svg:height="0.518cm" svg:x="12.384cm" svg:y="4.903cm">
              <text:p text:style-name="P2"><text:span text:style-name="T1">[120..149]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13" draw:layer="layout" svg:width="1.864cm" svg:height="0.506cm" svg:x="12.384cm" svg:y="5.524cm">
              <text:p text:style-name="P2"><text:span text:style-name="T1">[144..179]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13" draw:layer="layout" svg:width="1.864cm" svg:height="0.51cm" svg:x="12.384cm" svg:y="6.13cm">
              <text:p text:style-name="P2"><text:span text:style-name="T1">[144..179]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1.864cm" svg:height="0.518cm" svg:x="8.266cm" svg:y="4.903cm">
              <text:p text:style-name="P2"><text:span text:style-name="T1">[60..89]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3" draw:layer="layout" svg:width="1.864cm" svg:height="0.506cm" svg:x="8.266cm" svg:y="5.524cm">
              <text:p text:style-name="P2"><text:span text:style-name="T1">[72..107]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13" draw:layer="layout" svg:width="1.864cm" svg:height="0.51cm" svg:x="8.266cm" svg:y="6.13cm">
              <text:p text:style-name="P2"><text:span text:style-name="T1">[72..107]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5" draw:layer="layout" svg:width="1.84cm" svg:height="0.518cm" svg:x="6.219cm" svg:y="4.903cm">
              <text:p text:style-name="P2"><text:span text:style-name="T1">[30..59]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3" draw:text-style-name="P13" draw:layer="layout" svg:width="1.84cm" svg:height="0.506cm" svg:x="6.219cm" svg:y="5.524cm">
              <text:p text:style-name="P2"><text:span text:style-name="T1">[36..71]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13" draw:layer="layout" svg:width="1.84cm" svg:height="0.51cm" svg:x="6.219cm" svg:y="6.13cm">
              <text:p text:style-name="P2"><text:span text:style-name="T1">[36..71]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1.864cm" svg:height="0.518cm" svg:x="4.148cm" svg:y="4.903cm">
              <text:p text:style-name="P2"><text:span text:style-name="T1">[0..29]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3" draw:layer="layout" svg:width="1.864cm" svg:height="0.506cm" svg:x="4.148cm" svg:y="5.524cm">
              <text:p text:style-name="P2"><text:span text:style-name="T1">[0..35]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13" draw:layer="layout" svg:width="1.864cm" svg:height="0.51cm" svg:x="4.148cm" svg:y="6.13cm">
              <text:p text:style-name="P2"><text:span text:style-name="T1">[0..35]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12" draw:layer="layout" svg:width="1.864cm" svg:height="0.517cm" svg:x="14.352cm" svg:y="6.134cm">
              <text:p text:style-name="P2"><text:span text:style-name="T5">[</text:span><text:span text:style-name="T4">150..179]</text:span></text:p>
              <draw:enhanced-geometry svg:viewBox="0 0 21600 21600" draw:type="rectangle" draw:enhanced-path="M 0 0 L 21600 0 21600 21600 0 21600 0 0 Z N"/>
            </draw:custom-shape>
            <draw:custom-shape draw:style-name="gr45" draw:text-style-name="P5" draw:layer="layout" svg:width="1.864cm" svg:height="0.517cm" svg:x="14.361cm" svg:y="4.907cm">
              <text:p text:style-name="P2"><text:span text:style-name="T1">[150..179]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4" draw:layer="layout" svg:width="0.445cm" svg:height="0.106cm" svg:x="8.976cm" svg:y="4.046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4" draw:layer="layout" svg:width="0.445cm" svg:height="0.106cm" svg:x="8.976cm" svg:y="3.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4" draw:layer="layout" svg:width="0.445cm" svg:height="0.253cm" svg:x="8.976cm" svg:y="3.589cm">
                <text:p/>
                <draw:enhanced-geometry svg:viewBox="0 0 21600 21600" draw:type="rectangle" draw:enhanced-path="M 0 0 L 21600 0 21600 21600 0 21600 0 0 Z N"/>
              </draw:custom-shape>
              <draw:polygon draw:style-name="gr7" draw:text-style-name="P4" draw:layer="layout" svg:width="0.875cm" svg:height="0.365cm" svg:x="8.761cm" svg:y="4.212cm" svg:viewBox="0 0 876 366" draw:points="657,0 657,209 876,209 438,366 0,209 219,209 219,0">
                <text:p/>
              </draw:polygon>
              <draw:custom-shape draw:style-name="gr5" draw:text-style-name="P4" draw:layer="layout" svg:width="0.445cm" svg:height="0.099cm" svg:x="8.976cm" svg:y="3.445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4" draw:layer="layout" svg:width="0.445cm" svg:height="0.105cm" svg:x="8.976cm" svg:y="3.27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custom-shape draw:style-name="gr5" draw:text-style-name="P4" draw:layer="layout" svg:width="0.424cm" svg:height="0.102cm" svg:x="11.047cm" svg:y="4.04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4" draw:layer="layout" svg:width="0.424cm" svg:height="0.106cm" svg:x="11.047cm" svg:y="3.891cm">
                  <text:p/>
                  <draw:enhanced-geometry svg:viewBox="0 0 21600 21600" draw:type="rectangle" draw:enhanced-path="M 0 0 L 21600 0 21600 21600 0 21600 0 0 Z N"/>
                </draw:custom-shape>
                <draw:polygon draw:style-name="gr7" draw:text-style-name="P4" draw:layer="layout" svg:width="0.875cm" svg:height="0.365cm" svg:x="10.822cm" svg:y="4.204cm" svg:viewBox="0 0 876 366" draw:points="657,0 657,209 876,209 438,366 0,209 219,209 219,0">
                  <text:p/>
                </draw:polygon>
              </draw:g>
              <draw:polygon draw:style-name="gr8" draw:text-style-name="P4" draw:layer="layout" svg:width="1.996cm" svg:height="0.198cm" svg:x="9.481cm" svg:y="3.65cm" svg:viewBox="0 0 1997 199" draw:points="0,0 1997,0 1997,136 1996,136 1996,199 1559,199 1559,136 0,136">
                <text:p/>
              </draw:polygon>
            </draw:g>
            <draw:g>
              <draw:g>
                <draw:custom-shape draw:style-name="gr14" draw:text-style-name="P7" draw:layer="layout" svg:width="0.445cm" svg:height="0.102cm" svg:x="13.102cm" svg:y="4.04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4" draw:text-style-name="P7" draw:layer="layout" svg:width="0.445cm" svg:height="0.106cm" svg:x="13.102cm" svg:y="3.891cm">
                  <text:p/>
                  <draw:enhanced-geometry svg:viewBox="0 0 21600 21600" draw:type="rectangle" draw:enhanced-path="M 0 0 L 21600 0 21600 21600 0 21600 0 0 Z N"/>
                </draw:custom-shape>
                <draw:polygon draw:style-name="gr15" draw:text-style-name="P7" draw:layer="layout" svg:width="0.875cm" svg:height="0.365cm" svg:x="12.89cm" svg:y="4.204cm" svg:viewBox="0 0 876 366" draw:points="657,0 657,209 876,209 438,366 0,209 219,209 219,0">
                  <text:p/>
                </draw:polygon>
              </draw:g>
              <draw:polygon draw:style-name="gr55" draw:text-style-name="P7" draw:layer="layout" svg:width="1.996cm" svg:height="0.198cm" svg:x="11.549cm" svg:y="3.65cm" svg:viewBox="0 0 1997 199" draw:points="0,0 1997,0 1997,136 1996,136 1996,199 1559,199 1559,136 0,136">
                <text:p/>
              </draw:polygon>
            </draw:g>
            <draw:g>
              <draw:g>
                <draw:g>
                  <draw:custom-shape draw:style-name="gr5" draw:text-style-name="P4" draw:layer="layout" svg:width="0.422cm" svg:height="0.102cm" svg:x="6.918cm" svg:y="4.041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  <draw:custom-shape draw:style-name="gr5" draw:text-style-name="P4" draw:layer="layout" svg:width="0.422cm" svg:height="0.106cm" svg:x="6.918cm" svg:y="3.891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  <draw:polygon draw:style-name="gr7" draw:text-style-name="P4" draw:layer="layout" svg:width="0.875cm" svg:height="0.365cm" svg:x="6.691cm" svg:y="4.204cm" svg:viewBox="0 0 876 366" draw:points="218,0 218,209 0,209 437,366 876,209 657,209 657,0">
                    <text:p/>
                  </draw:polygon>
                </draw:g>
                <draw:polygon draw:style-name="gr8" draw:text-style-name="P4" draw:layer="layout" svg:width="1.996cm" svg:height="0.198cm" svg:x="6.91cm" svg:y="3.65cm" svg:viewBox="0 0 1997 199" draw:points="1997,0 0,0 0,136 1,136 1,199 438,199 438,136 1997,136">
                  <text:p/>
                </draw:polygon>
              </draw:g>
              <draw:g>
                <draw:g>
                  <draw:custom-shape draw:style-name="gr5" draw:text-style-name="P4" draw:layer="layout" svg:width="0.445cm" svg:height="0.102cm" svg:x="4.835cm" svg:y="4.041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  <draw:custom-shape draw:style-name="gr5" draw:text-style-name="P4" draw:layer="layout" svg:width="0.445cm" svg:height="0.106cm" svg:x="4.835cm" svg:y="3.891cm">
                    <text:p/>
                    <draw:enhanced-geometry svg:viewBox="0 0 21600 21600" draw:mirror-horizontal="true" draw:type="rectangle" draw:enhanced-path="M 0 0 L 21600 0 21600 21600 0 21600 0 0 Z N"/>
                  </draw:custom-shape>
                  <draw:polygon draw:style-name="gr7" draw:text-style-name="P4" draw:layer="layout" svg:width="0.875cm" svg:height="0.365cm" svg:x="4.624cm" svg:y="4.204cm" svg:viewBox="0 0 876 366" draw:points="218,0 218,209 0,209 437,366 876,209 657,209 657,0">
                    <text:p/>
                  </draw:polygon>
                </draw:g>
                <draw:polygon draw:style-name="gr8" draw:text-style-name="P4" draw:layer="layout" svg:width="1.996cm" svg:height="0.198cm" svg:x="4.843cm" svg:y="3.65cm" svg:viewBox="0 0 1997 199" draw:points="1997,0 0,0 0,136 1,136 1,199 438,199 438,136 1997,136">
                  <text:p/>
                </draw:polygon>
              </draw:g>
            </draw:g>
            <draw:g>
              <draw:g>
                <draw:custom-shape draw:style-name="gr11" draw:text-style-name="P6" draw:layer="layout" svg:width="0.445cm" svg:height="0.102cm" svg:x="15.167cm" svg:y="4.04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1" draw:text-style-name="P6" draw:layer="layout" svg:width="0.445cm" svg:height="0.106cm" svg:x="15.167cm" svg:y="3.892cm">
                  <text:p/>
                  <draw:enhanced-geometry svg:viewBox="0 0 21600 21600" draw:type="rectangle" draw:enhanced-path="M 0 0 L 21600 0 21600 21600 0 21600 0 0 Z N"/>
                </draw:custom-shape>
                <draw:polygon draw:style-name="gr12" draw:text-style-name="P6" draw:layer="layout" svg:width="0.875cm" svg:height="0.365cm" svg:x="14.955cm" svg:y="4.205cm" svg:viewBox="0 0 876 366" draw:points="657,0 657,209 876,209 438,366 0,209 219,209 219,0">
                  <text:p/>
                </draw:polygon>
              </draw:g>
              <draw:polygon draw:style-name="gr13" draw:text-style-name="P6" draw:layer="layout" svg:width="1.996cm" svg:height="0.198cm" svg:x="13.614cm" svg:y="3.651cm" svg:viewBox="0 0 1997 199" draw:points="0,0 1997,0 1997,136 1996,136 1996,199 1559,199 1559,136 0,136">
                <text:p/>
              </draw:polygon>
            </draw:g>
            <draw:custom-shape draw:style-name="gr43" draw:text-style-name="P12" draw:layer="layout" svg:width="1.864cm" svg:height="0.517cm" svg:x="14.384cm" svg:y="5.531cm">
              <text:p text:style-name="P2"><text:span text:style-name="T5">[</text:span><text:span text:style-name="T4">150..179]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9-07-26T03:33:35.589272054</dc:date>
    <meta:editing-duration>PT2H18M52S</meta:editing-duration>
    <meta:editing-cycles>4</meta:editing-cycles>
    <meta:generator>LibreOffice/6.1.6.3$Linux_X86_64 LibreOffice_project/10$Build-3</meta:generator>
    <meta:document-statistic meta:object-count="398"/>
  </office:meta>
</office:document-meta>
</file>